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3646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0.5437in">
            <draw:object draw:notify-on-update-of-ranges="Sheet1.A115:Sheet1.A130 Sheet1.B114:Sheet1.B114 Sheet1.B115:Sheet1.B130 Sheet1.C114:Sheet1.C114 Sheet1.C115:Sheet1.C130 Sheet1.D114:Sheet1.D114 Sheet1.D115:Sheet1.D130 Sheet1.E114:Sheet1.E114 Sheet1.E115:Sheet1.E130 Sheet1.F114:Sheet1.F114 Sheet1.F115:Sheet1.F130 Sheet1.G114:Sheet1.G114 Sheet1.G115:Sheet1.G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6.2933in" svg:y="0.5303in">
            <draw:object draw:notify-on-update-of-ranges="Sheet1.I115:Sheet1.I130 Sheet1.J114:Sheet1.J114 Sheet1.J115:Sheet1.J130 Sheet1.K114:Sheet1.K114 Sheet1.K115:Sheet1.K130 Sheet1.L114:Sheet1.L114 Sheet1.L115:Sheet1.L130 Sheet1.M114:Sheet1.M114 Sheet1.M115:Sheet1.M130 Sheet1.N114:Sheet1.N114 Sheet1.N115:Sheet1.N130 Sheet1.O114:Sheet1.O114 Sheet1.O115:Sheet1.O1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0in" svg:y="7.8205in">
            <draw:object draw:notify-on-update-of-ranges="Sheet1.A94:Sheet1.A110 Sheet1.B93:Sheet1.B93 Sheet1.B94:Sheet1.B110 Sheet1.C93:Sheet1.C93 Sheet1.C94:Sheet1.C110 Sheet1.D93:Sheet1.D93 Sheet1.D94:Sheet1.D110 Sheet1.E93:Sheet1.E93 Sheet1.E94:Sheet1.E110 Sheet1.F93:Sheet1.F93 Sheet1.F94:Sheet1.F110 Sheet1.G93:Sheet1.G93 Sheet1.G94:Sheet1.G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6.302in" svg:height="3.5453in" svg:x="0in" svg:y="4.2343in">
            <draw:object draw:notify-on-update-of-ranges="Sheet1.A135:Sheet1.A150 Sheet1.B134:Sheet1.B134 Sheet1.B135:Sheet1.B150 Sheet1.C134:Sheet1.C134 Sheet1.C135:Sheet1.C150 Sheet1.D134:Sheet1.D134 Sheet1.D135:Sheet1.D150 Sheet1.E134:Sheet1.E134 Sheet1.E135:Sheet1.E150 Sheet1.F134:Sheet1.F134 Sheet1.F135:Sheet1.F150 Sheet1.G134:Sheet1.G134 Sheet1.G135:Sheet1.G1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2in" svg:height="3.5453in" svg:x="6.3339in" svg:y="4.1717in">
            <draw:object draw:notify-on-update-of-ranges="Sheet1.I135:Sheet1.I150 Sheet1.J134:Sheet1.J134 Sheet1.J135:Sheet1.J150 Sheet1.K134:Sheet1.K134 Sheet1.K135:Sheet1.K150 Sheet1.L134:Sheet1.L134 Sheet1.L135:Sheet1.L150 Sheet1.M134:Sheet1.M134 Sheet1.M135:Sheet1.M150 Sheet1.N134:Sheet1.N134 Sheet1.N135:Sheet1.N150 Sheet1.O134:Sheet1.O134 Sheet1.O135:Sheet1.O1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in" svg:height="3.5449in" svg:x="6.4929in" svg:y="11.6287in">
            <draw:object draw:notify-on-update-of-ranges="Sheet1.I93:Sheet1.I99 Sheet1.K93:Sheet1.K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3087in" svg:height="3.5449in" svg:x="0.0433in" svg:y="11.6291in">
            <draw:object draw:notify-on-update-of-ranges="Sheet1.I94:Sheet1.I99 Sheet1.L94:Sheet1.L9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Debian Image with Default Settings</text:p>
          </table:table-cell>
          <table:table-cell table:number-columns-repeated="14"/>
        </table:table-row>
        <table:table-row table:style-name="ro2" table:number-rows-repeated="89">
          <table:table-cell table:number-columns-repeated="15"/>
        </table:table-row>
        <table:table-row table:style-name="ro2">
          <table:table-cell office:value-type="string" calcext:value-type="string">
            <text:p>Runtime</text:p>
          </table:table-cell>
          <table:table-cell table:number-columns-repeated="8"/>
          <table:table-cell office:value-type="string" calcext:value-type="string">
            <text:p>Image 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ax Throughput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/>
          <table:table-cell office:value-type="string" calcext:value-type="string">
            <text:p>Raw Tarball</text:p>
          </table:table-cell>
          <table:table-cell office:value-type="float" office:value="7008118272" calcext:value-type="float">
            <text:p>7008118272</text:p>
          </table:table-cell>
          <table:table-cell table:formula="of:=[.J93]/[.J93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17*60+39.613" office:value-type="float" office:value="1059.613" calcext:value-type="float">
            <text:p>1059.613</text:p>
          </table:table-cell>
          <table:table-cell table:formula="of:=16*60+10.71" office:value-type="float" office:value="970.71" calcext:value-type="float">
            <text:p>970.71</text:p>
          </table:table-cell>
          <table:table-cell table:formula="of:=9*60+56.606" office:value-type="float" office:value="596.606" calcext:value-type="float">
            <text:p>596.606</text:p>
          </table:table-cell>
          <table:table-cell table:formula="of:=13*60+22.337" office:value-type="float" office:value="802.337" calcext:value-type="float">
            <text:p>802.337</text:p>
          </table:table-cell>
          <table:table-cell office:value-type="float" office:value="12.159" calcext:value-type="float">
            <text:p>12.159</text:p>
          </table:table-cell>
          <table:table-cell office:value-type="float" office:value="28.493" calcext:value-type="float">
            <text:p>28.493</text:p>
          </table:table-cell>
          <table:table-cell/>
          <table:table-cell office:value-type="string" calcext:value-type="string">
            <text:p>XZ</text:p>
          </table:table-cell>
          <table:table-cell office:value-type="float" office:value="2098466816" calcext:value-type="float">
            <text:p>2098466816</text:p>
          </table:table-cell>
          <table:table-cell table:formula="of:=[.J93]/[.J94]" office:value-type="float" office:value="3.3396374050644" calcext:value-type="float">
            <text:p>3.3396374050644</text:p>
          </table:table-cell>
          <table:table-cell table:style-name="ce3" table:formula="of:=[.J93]/MIN([.B94:.B110])" office:value-type="float" office:value="60446077.9023633" calcext:value-type="float">
            <text:p>60446077.902363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7*60+38.05" office:value-type="float" office:value="1058.05" calcext:value-type="float">
            <text:p>1058.05</text:p>
          </table:table-cell>
          <table:table-cell table:formula="of:=15*60+49.753" office:value-type="float" office:value="949.753" calcext:value-type="float">
            <text:p>949.753</text:p>
          </table:table-cell>
          <table:table-cell table:formula="of:=9*60+46.948" office:value-type="float" office:value="586.948" calcext:value-type="float">
            <text:p>586.948</text:p>
          </table:table-cell>
          <table:table-cell table:formula="of:=13*60+6.705" office:value-type="float" office:value="786.705" calcext:value-type="float">
            <text:p>786.705</text:p>
          </table:table-cell>
          <table:table-cell office:value-type="float" office:value="11.908" calcext:value-type="float">
            <text:p>11.908</text:p>
          </table:table-cell>
          <table:table-cell office:value-type="float" office:value="28.926" calcext:value-type="float">
            <text:p>28.926</text:p>
          </table:table-cell>
          <table:table-cell/>
          <table:table-cell office:value-type="string" calcext:value-type="string">
            <text:p>lzma</text:p>
          </table:table-cell>
          <table:table-cell office:value-type="float" office:value="2102169600" calcext:value-type="float">
            <text:p>2102169600</text:p>
          </table:table-cell>
          <table:table-cell table:formula="of:=[.J93]/[.J95]" office:value-type="float" office:value="3.33375493204735" calcext:value-type="float">
            <text:p>3.33375493204735</text:p>
          </table:table-cell>
          <table:table-cell table:formula="of:=[.J93]/MIN([.C94:.C110])" office:value-type="float" office:value="68588692.7654244" calcext:value-type="float">
            <text:p>68588692.765424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9*60 + 26.712" office:value-type="float" office:value="566.712" calcext:value-type="float">
            <text:p>566.712</text:p>
          </table:table-cell>
          <table:table-cell table:formula="of:=8*60+24.706" office:value-type="float" office:value="504.706" calcext:value-type="float">
            <text:p>504.706</text:p>
          </table:table-cell>
          <table:table-cell table:formula="of:=5*60+8.152" office:value-type="float" office:value="308.152" calcext:value-type="float">
            <text:p>308.152</text:p>
          </table:table-cell>
          <table:table-cell table:formula="of:=6*60+53.872" office:value-type="float" office:value="413.872" calcext:value-type="float">
            <text:p>413.872</text:p>
          </table:table-cell>
          <table:table-cell office:value-type="float" office:value="7.395" calcext:value-type="float">
            <text:p>7.395</text:p>
          </table:table-cell>
          <table:table-cell office:value-type="float" office:value="16.381" calcext:value-type="float">
            <text:p>16.381</text:p>
          </table:table-cell>
          <table:table-cell/>
          <table:table-cell office:value-type="string" calcext:value-type="string">
            <text:p>gzip</text:p>
          </table:table-cell>
          <table:table-cell office:value-type="float" office:value="2471276544" calcext:value-type="float">
            <text:p>2471276544</text:p>
          </table:table-cell>
          <table:table-cell table:formula="of:=[.J93]/[.J96]" office:value-type="float" office:value="2.83582923530552" calcext:value-type="float">
            <text:p>2.83582923530552</text:p>
          </table:table-cell>
          <table:table-cell table:formula="of:=[.J93]/MIN([.D94:.D110])" office:value-type="float" office:value="123785538.673496" calcext:value-type="float">
            <text:p>123785538.67349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6*60 + 29.733" office:value-type="float" office:value="389.733" calcext:value-type="float">
            <text:p>389.733</text:p>
          </table:table-cell>
          <table:table-cell table:formula="of:=5*60+47.422" office:value-type="float" office:value="347.422" calcext:value-type="float">
            <text:p>347.422</text:p>
          </table:table-cell>
          <table:table-cell table:formula="of:=3*60+33.235" office:value-type="float" office:value="213.235" calcext:value-type="float">
            <text:p>213.235</text:p>
          </table:table-cell>
          <table:table-cell table:formula="of:=4*60+44.407" office:value-type="float" office:value="284.407" calcext:value-type="float">
            <text:p>284.407</text:p>
          </table:table-cell>
          <table:table-cell office:value-type="float" office:value="6.069" calcext:value-type="float">
            <text:p>6.069</text:p>
          </table:table-cell>
          <table:table-cell office:value-type="float" office:value="11.949" calcext:value-type="float">
            <text:p>11.949</text:p>
          </table:table-cell>
          <table:table-cell/>
          <table:table-cell office:value-type="string" calcext:value-type="string">
            <text:p>zstd</text:p>
          </table:table-cell>
          <table:table-cell office:value-type="float" office:value="2536910848" calcext:value-type="float">
            <text:p>2536910848</text:p>
          </table:table-cell>
          <table:table-cell table:formula="of:=[.J93]/[.J97]" office:value-type="float" office:value="2.76246139178478" calcext:value-type="float">
            <text:p>2.76246139178478</text:p>
          </table:table-cell>
          <table:table-cell table:formula="of:=[.J93]/MIN([.G94:.G110])" office:value-type="float" office:value="893436801.63182" calcext:value-type="float">
            <text:p>893436801.63182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5*60+2.993" office:value-type="float" office:value="302.993" calcext:value-type="float">
            <text:p>302.993</text:p>
          </table:table-cell>
          <table:table-cell table:formula="of:=4*60+30.361" office:value-type="float" office:value="270.361" calcext:value-type="float">
            <text:p>270.361</text:p>
          </table:table-cell>
          <table:table-cell table:formula="of:=2*60+43.447" office:value-type="float" office:value="163.447" calcext:value-type="float">
            <text:p>163.447</text:p>
          </table:table-cell>
          <table:table-cell table:formula="of:=3*60+39.825" office:value-type="float" office:value="219.825" calcext:value-type="float">
            <text:p>219.825</text:p>
          </table:table-cell>
          <table:table-cell office:value-type="float" office:value="5.864" calcext:value-type="float">
            <text:p>5.864</text:p>
          </table:table-cell>
          <table:table-cell office:value-type="float" office:value="9.917" calcext:value-type="float">
            <text:p>9.917</text:p>
          </table:table-cell>
          <table:table-cell/>
          <table:table-cell office:value-type="string" calcext:value-type="string">
            <text:p>lzo</text:p>
          </table:table-cell>
          <table:table-cell office:value-type="float" office:value="2732015616" calcext:value-type="float">
            <text:p>2732015616</text:p>
          </table:table-cell>
          <table:table-cell table:formula="of:=[.J93]/[.J98]" office:value-type="float" office:value="2.56518236241297" calcext:value-type="float">
            <text:p>2.56518236241297</text:p>
          </table:table-cell>
          <table:table-cell table:formula="of:=[.J93]/MIN([.E94:.E110])" office:value-type="float" office:value="88676683.1836012" calcext:value-type="float">
            <text:p>88676683.183601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4*60+7.959" office:value-type="float" office:value="247.959" calcext:value-type="float">
            <text:p>247.959</text:p>
          </table:table-cell>
          <table:table-cell table:formula="of:=3*60+40.86" office:value-type="float" office:value="220.86" calcext:value-type="float">
            <text:p>220.86</text:p>
          </table:table-cell>
          <table:table-cell table:formula="of:=2*60+13.454" office:value-type="float" office:value="133.454" calcext:value-type="float">
            <text:p>133.454</text:p>
          </table:table-cell>
          <table:table-cell table:formula="of:=2*60+59.395" office:value-type="float" office:value="179.395" calcext:value-type="float">
            <text:p>179.395</text:p>
          </table:table-cell>
          <table:table-cell office:value-type="float" office:value="5.749" calcext:value-type="float">
            <text:p>5.749</text:p>
          </table:table-cell>
          <table:table-cell office:value-type="float" office:value="8.803" calcext:value-type="float">
            <text:p>8.803</text:p>
          </table:table-cell>
          <table:table-cell/>
          <table:table-cell office:value-type="string" calcext:value-type="string">
            <text:p>LZ4</text:p>
          </table:table-cell>
          <table:table-cell office:value-type="float" office:value="3381751808" calcext:value-type="float">
            <text:p>3381751808</text:p>
          </table:table-cell>
          <table:table-cell table:formula="of:=[.J93]/[.J99]" office:value-type="float" office:value="2.07233371042231" calcext:value-type="float">
            <text:p>2.07233371042231</text:p>
          </table:table-cell>
          <table:table-cell table:formula="of:=[.J93]/MIN([.F94:.F110])" office:value-type="float" office:value="1219015180.3792" calcext:value-type="float">
            <text:p>1219015180.379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3*60+30.514" office:value-type="float" office:value="210.514" calcext:value-type="float">
            <text:p>210.514</text:p>
          </table:table-cell>
          <table:table-cell table:formula="of:=3*60+7.816" office:value-type="float" office:value="187.816" calcext:value-type="float">
            <text:p>187.816</text:p>
          </table:table-cell>
          <table:table-cell table:formula="of:=1*60+53.641" office:value-type="float" office:value="113.641" calcext:value-type="float">
            <text:p>113.641</text:p>
          </table:table-cell>
          <table:table-cell table:formula="of:=2*60+32.461" office:value-type="float" office:value="152.461" calcext:value-type="float">
            <text:p>152.461</text:p>
          </table:table-cell>
          <table:table-cell office:value-type="float" office:value="5.926" calcext:value-type="float">
            <text:p>5.926</text:p>
          </table:table-cell>
          <table:table-cell office:value-type="float" office:value="8.359" calcext:value-type="float">
            <text:p>8.359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3*60+4.009" office:value-type="float" office:value="184.009" calcext:value-type="float">
            <text:p>184.009</text:p>
          </table:table-cell>
          <table:table-cell table:formula="of:=2*60+43.765" office:value-type="float" office:value="163.765" calcext:value-type="float">
            <text:p>163.765</text:p>
          </table:table-cell>
          <table:table-cell table:formula="of:=1*60+39.742" office:value-type="float" office:value="99.742" calcext:value-type="float">
            <text:p>99.742</text:p>
          </table:table-cell>
          <table:table-cell table:formula="of:=2*60+12.536" office:value-type="float" office:value="132.536" calcext:value-type="float">
            <text:p>132.536</text:p>
          </table:table-cell>
          <table:table-cell office:value-type="float" office:value="6.281" calcext:value-type="float">
            <text:p>6.281</text:p>
          </table:table-cell>
          <table:table-cell office:value-type="float" office:value="8.264" calcext:value-type="float">
            <text:p>8.264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2*60+45.05" office:value-type="float" office:value="165.05" calcext:value-type="float">
            <text:p>165.05</text:p>
          </table:table-cell>
          <table:table-cell table:formula="of:=2*60+26.996" office:value-type="float" office:value="146.996" calcext:value-type="float">
            <text:p>146.996</text:p>
          </table:table-cell>
          <table:table-cell table:formula="of:=1*60+28.776" office:value-type="float" office:value="88.776" calcext:value-type="float">
            <text:p>88.776</text:p>
          </table:table-cell>
          <table:table-cell table:formula="of:=1*60+58.253" office:value-type="float" office:value="118.253" calcext:value-type="float">
            <text:p>118.253</text:p>
          </table:table-cell>
          <table:table-cell office:value-type="float" office:value="6.395" calcext:value-type="float">
            <text:p>6.395</text:p>
          </table:table-cell>
          <table:table-cell office:value-type="float" office:value="7.844" calcext:value-type="float">
            <text:p>7.844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2*60+34.993" office:value-type="float" office:value="154.993" calcext:value-type="float">
            <text:p>154.993</text:p>
          </table:table-cell>
          <table:table-cell table:formula="of:=2*60+18.868" office:value-type="float" office:value="138.868" calcext:value-type="float">
            <text:p>138.868</text:p>
          </table:table-cell>
          <table:table-cell table:formula="of:=1*60+21.668" office:value-type="float" office:value="81.668" calcext:value-type="float">
            <text:p>81.668</text:p>
          </table:table-cell>
          <table:table-cell table:formula="of:=1*60+50.461" office:value-type="float" office:value="110.461" calcext:value-type="float">
            <text:p>110.461</text:p>
          </table:table-cell>
          <table:table-cell office:value-type="float" office:value="6.89" calcext:value-type="float">
            <text:p>6.89</text:p>
          </table:table-cell>
          <table:table-cell office:value-type="float" office:value="7.915" calcext:value-type="float">
            <text:p>7.915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2*60+27.399" office:value-type="float" office:value="147.399" calcext:value-type="float">
            <text:p>147.399</text:p>
          </table:table-cell>
          <table:table-cell table:formula="of:=2*60+11.214" office:value-type="float" office:value="131.214" calcext:value-type="float">
            <text:p>131.214</text:p>
          </table:table-cell>
          <table:table-cell table:formula="of:=1*60+15.461" office:value-type="float" office:value="75.461" calcext:value-type="float">
            <text:p>75.461</text:p>
          </table:table-cell>
          <table:table-cell table:formula="of:=1*60+44.06" office:value-type="float" office:value="104.06" calcext:value-type="float">
            <text:p>104.06</text:p>
          </table:table-cell>
          <table:table-cell office:value-type="float" office:value="7.225" calcext:value-type="float">
            <text:p>7.225</text:p>
          </table:table-cell>
          <table:table-cell office:value-type="float" office:value="8.157" calcext:value-type="float">
            <text:p>8.157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2*60+20.068" office:value-type="float" office:value="140.068" calcext:value-type="float">
            <text:p>140.068</text:p>
          </table:table-cell>
          <table:table-cell table:formula="of:=2*60+4.592" office:value-type="float" office:value="124.592" calcext:value-type="float">
            <text:p>124.592</text:p>
          </table:table-cell>
          <table:table-cell table:formula="of:=1*60+10.286" office:value-type="float" office:value="70.286" calcext:value-type="float">
            <text:p>70.286</text:p>
          </table:table-cell>
          <table:table-cell table:formula="of:=1*60+37.749" office:value-type="float" office:value="97.749" calcext:value-type="float">
            <text:p>97.749</text:p>
          </table:table-cell>
          <table:table-cell office:value-type="float" office:value="7.557" calcext:value-type="float">
            <text:p>7.557</text:p>
          </table:table-cell>
          <table:table-cell office:value-type="float" office:value="8.448" calcext:value-type="float">
            <text:p>8.448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2*60+13.131" office:value-type="float" office:value="133.131" calcext:value-type="float">
            <text:p>133.131</text:p>
          </table:table-cell>
          <table:table-cell table:formula="of:=1*60+58.71" office:value-type="float" office:value="118.71" calcext:value-type="float">
            <text:p>118.71</text:p>
          </table:table-cell>
          <table:table-cell table:formula="of:=1*60+5.957" office:value-type="float" office:value="65.957" calcext:value-type="float">
            <text:p>65.957</text:p>
          </table:table-cell>
          <table:table-cell table:formula="of:=1*60+32.596" office:value-type="float" office:value="92.596" calcext:value-type="float">
            <text:p>92.596</text:p>
          </table:table-cell>
          <table:table-cell office:value-type="float" office:value="8.127" calcext:value-type="float">
            <text:p>8.127</text:p>
          </table:table-cell>
          <table:table-cell office:value-type="float" office:value="8.652" calcext:value-type="float">
            <text:p>8.652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2*60+7.472" office:value-type="float" office:value="127.472" calcext:value-type="float">
            <text:p>127.472</text:p>
          </table:table-cell>
          <table:table-cell table:formula="of:=1*60+53.481" office:value-type="float" office:value="113.481" calcext:value-type="float">
            <text:p>113.481</text:p>
          </table:table-cell>
          <table:table-cell table:formula="of:=1*60+2.041" office:value-type="float" office:value="62.041" calcext:value-type="float">
            <text:p>62.041</text:p>
          </table:table-cell>
          <table:table-cell table:formula="of:=1*60+27.982" office:value-type="float" office:value="87.982" calcext:value-type="float">
            <text:p>87.982</text:p>
          </table:table-cell>
          <table:table-cell office:value-type="float" office:value="8.704" calcext:value-type="float">
            <text:p>8.704</text:p>
          </table:table-cell>
          <table:table-cell office:value-type="float" office:value="9.21" calcext:value-type="float">
            <text:p>9.21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2*60+2.365" office:value-type="float" office:value="122.365" calcext:value-type="float">
            <text:p>122.365</text:p>
          </table:table-cell>
          <table:table-cell table:formula="of:=1*60+48.773" office:value-type="float" office:value="108.773" calcext:value-type="float">
            <text:p>108.773</text:p>
          </table:table-cell>
          <table:table-cell table:formula="of:=1*60+0.337" office:value-type="float" office:value="60.337" calcext:value-type="float">
            <text:p>60.337</text:p>
          </table:table-cell>
          <table:table-cell table:formula="of:=1*60+24.444" office:value-type="float" office:value="84.444" calcext:value-type="float">
            <text:p>84.444</text:p>
          </table:table-cell>
          <table:table-cell office:value-type="float" office:value="9.494" calcext:value-type="float">
            <text:p>9.494</text:p>
          </table:table-cell>
          <table:table-cell office:value-type="float" office:value="10.547" calcext:value-type="float">
            <text:p>10.547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1*60+58.298" office:value-type="float" office:value="118.298" calcext:value-type="float">
            <text:p>118.298</text:p>
          </table:table-cell>
          <table:table-cell table:formula="of:=1*60+45.079" office:value-type="float" office:value="105.079" calcext:value-type="float">
            <text:p>105.079</text:p>
          </table:table-cell>
          <table:table-cell table:formula="of:=58.348" office:value-type="float" office:value="58.348" calcext:value-type="float">
            <text:p>58.348</text:p>
          </table:table-cell>
          <table:table-cell table:formula="of:=1*60+21.445" office:value-type="float" office:value="81.445" calcext:value-type="float">
            <text:p>81.445</text:p>
          </table:table-cell>
          <table:table-cell office:value-type="float" office:value="10.192" calcext:value-type="float">
            <text:p>10.192</text:p>
          </table:table-cell>
          <table:table-cell office:value-type="float" office:value="11.427" calcext:value-type="float">
            <text:p>11.427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1*60+55.94" office:value-type="float" office:value="115.94" calcext:value-type="float">
            <text:p>115.94</text:p>
          </table:table-cell>
          <table:table-cell table:formula="of:=1*60+42.176" office:value-type="float" office:value="102.176" calcext:value-type="float">
            <text:p>102.176</text:p>
          </table:table-cell>
          <table:table-cell office:value-type="float" office:value="56.615" calcext:value-type="float">
            <text:p>56.615</text:p>
          </table:table-cell>
          <table:table-cell table:formula="of:=1*60+19.03" office:value-type="float" office:value="79.03" calcext:value-type="float">
            <text:p>79.03</text:p>
          </table:table-cell>
          <table:table-cell office:value-type="float" office:value="10.964" calcext:value-type="float">
            <text:p>10.964</text:p>
          </table:table-cell>
          <table:table-cell office:value-type="float" office:value="12.889" calcext:value-type="float">
            <text:p>12.889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Relative Speedup</text:p>
          </table:table-cell>
          <table:table-cell table:number-columns-repeated="7"/>
          <table:table-cell office:value-type="string" calcext:value-type="string">
            <text:p>Relative Efficiency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94]/[.B94]" office:value-type="float" office:value="1" calcext:value-type="float">
            <text:p>1</text:p>
          </table:table-cell>
          <table:table-cell table:formula="of:=[.C95]/[.C95]" office:value-type="float" office:value="1" calcext:value-type="float">
            <text:p>1</text:p>
          </table:table-cell>
          <table:table-cell table:formula="of:=[.D95]/[.D95]" office:value-type="float" office:value="1" calcext:value-type="float">
            <text:p>1</text:p>
          </table:table-cell>
          <table:table-cell table:formula="of:=[.E95]/[.E95]" office:value-type="float" office:value="1" calcext:value-type="float">
            <text:p>1</text:p>
          </table:table-cell>
          <table:table-cell table:formula="of:=[.F95]/[.F95]" office:value-type="float" office:value="1" calcext:value-type="float">
            <text:p>1</text:p>
          </table:table-cell>
          <table:table-cell table:formula="of:=[.G95]/[.G9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15]/[.I115]" office:value-type="float" office:value="1" calcext:value-type="float">
            <text:p>1</text:p>
          </table:table-cell>
          <table:table-cell table:formula="of:=[.C115]/[.I115]" office:value-type="float" office:value="1" calcext:value-type="float">
            <text:p>1</text:p>
          </table:table-cell>
          <table:table-cell table:formula="of:=[.D115]/[.I115]" office:value-type="float" office:value="1" calcext:value-type="float">
            <text:p>1</text:p>
          </table:table-cell>
          <table:table-cell table:formula="of:=[.E115]/[.I115]" office:value-type="float" office:value="1" calcext:value-type="float">
            <text:p>1</text:p>
          </table:table-cell>
          <table:table-cell table:formula="of:=[.F115]/[.I115]" office:value-type="float" office:value="1" calcext:value-type="float">
            <text:p>1</text:p>
          </table:table-cell>
          <table:table-cell table:formula="of:=[.G115]/[.I11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94]/[.B96]" office:value-type="float" office:value="1.86975571366055" calcext:value-type="float">
            <text:p>1.86975571366055</text:p>
          </table:table-cell>
          <table:table-cell table:formula="of:=[.C95]/[.C96]" office:value-type="float" office:value="1.88179454969824" calcext:value-type="float">
            <text:p>1.88179454969824</text:p>
          </table:table-cell>
          <table:table-cell table:formula="of:=[.D95]/[.D96]" office:value-type="float" office:value="1.90473532542382" calcext:value-type="float">
            <text:p>1.90473532542382</text:p>
          </table:table-cell>
          <table:table-cell table:formula="of:=[.E95]/[.E96]" office:value-type="float" office:value="1.9008413229211" calcext:value-type="float">
            <text:p>1.9008413229211</text:p>
          </table:table-cell>
          <table:table-cell table:formula="of:=[.F95]/[.F96]" office:value-type="float" office:value="1.61027721433401" calcext:value-type="float">
            <text:p>1.61027721433401</text:p>
          </table:table-cell>
          <table:table-cell table:formula="of:=[.G95]/[.G96]" office:value-type="float" office:value="1.76582626213296" calcext:value-type="float">
            <text:p>1.7658262621329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16]/[.I116]" office:value-type="float" office:value="0.934877856830277" calcext:value-type="float">
            <text:p>0.934877856830277</text:p>
          </table:table-cell>
          <table:table-cell table:formula="of:=[.C116]/[.I116]" office:value-type="float" office:value="0.94089727484912" calcext:value-type="float">
            <text:p>0.94089727484912</text:p>
          </table:table-cell>
          <table:table-cell table:formula="of:=[.D116]/[.I116]" office:value-type="float" office:value="0.952367662711908" calcext:value-type="float">
            <text:p>0.952367662711908</text:p>
          </table:table-cell>
          <table:table-cell table:formula="of:=[.E116]/[.I116]" office:value-type="float" office:value="0.950420661460548" calcext:value-type="float">
            <text:p>0.950420661460548</text:p>
          </table:table-cell>
          <table:table-cell table:formula="of:=[.F116]/[.I116]" office:value-type="float" office:value="0.805138607167005" calcext:value-type="float">
            <text:p>0.805138607167005</text:p>
          </table:table-cell>
          <table:table-cell table:formula="of:=[.G116]/[.I116]" office:value-type="float" office:value="0.882913131066479" calcext:value-type="float">
            <text:p>0.88291313106647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94]/[.B97]" office:value-type="float" office:value="2.71881775471926" calcext:value-type="float">
            <text:p>2.71881775471926</text:p>
          </table:table-cell>
          <table:table-cell table:formula="of:=[.C95]/[.C97]" office:value-type="float" office:value="2.73371576929498" calcext:value-type="float">
            <text:p>2.73371576929498</text:p>
          </table:table-cell>
          <table:table-cell table:formula="of:=[.D95]/[.D97]" office:value-type="float" office:value="2.75258752081037" calcext:value-type="float">
            <text:p>2.75258752081037</text:p>
          </table:table-cell>
          <table:table-cell table:formula="of:=[.E95]/[.E97]" office:value-type="float" office:value="2.76612389990401" calcext:value-type="float">
            <text:p>2.76612389990401</text:p>
          </table:table-cell>
          <table:table-cell table:formula="of:=[.F95]/[.F97]" office:value-type="float" office:value="1.96210248805405" calcext:value-type="float">
            <text:p>1.96210248805405</text:p>
          </table:table-cell>
          <table:table-cell table:formula="of:=[.G95]/[.G97]" office:value-type="float" office:value="2.42078835048958" calcext:value-type="float">
            <text:p>2.4207883504895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17]/[.I117]" office:value-type="float" office:value="0.906272584906419" calcext:value-type="float">
            <text:p>0.906272584906419</text:p>
          </table:table-cell>
          <table:table-cell table:formula="of:=[.C117]/[.I117]" office:value-type="float" office:value="0.911238589764993" calcext:value-type="float">
            <text:p>0.911238589764993</text:p>
          </table:table-cell>
          <table:table-cell table:formula="of:=[.D117]/[.I117]" office:value-type="float" office:value="0.917529173603458" calcext:value-type="float">
            <text:p>0.917529173603458</text:p>
          </table:table-cell>
          <table:table-cell table:formula="of:=[.E117]/[.I117]" office:value-type="float" office:value="0.922041299968004" calcext:value-type="float">
            <text:p>0.922041299968004</text:p>
          </table:table-cell>
          <table:table-cell table:formula="of:=[.F117]/[.I117]" office:value-type="float" office:value="0.654034162684682" calcext:value-type="float">
            <text:p>0.654034162684682</text:p>
          </table:table-cell>
          <table:table-cell table:formula="of:=[.G117]/[.I117]" office:value-type="float" office:value="0.806929450163194" calcext:value-type="float">
            <text:p>0.80692945016319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94]/[.B98]" office:value-type="float" office:value="3.49715339958349" calcext:value-type="float">
            <text:p>3.49715339958349</text:p>
          </table:table-cell>
          <table:table-cell table:formula="of:=[.C95]/[.C98]" office:value-type="float" office:value="3.51290681718147" calcext:value-type="float">
            <text:p>3.51290681718147</text:p>
          </table:table-cell>
          <table:table-cell table:formula="of:=[.D95]/[.D98]" office:value-type="float" office:value="3.59106009899233" calcext:value-type="float">
            <text:p>3.59106009899233</text:p>
          </table:table-cell>
          <table:table-cell table:formula="of:=[.E95]/[.E98]" office:value-type="float" office:value="3.57877857386558" calcext:value-type="float">
            <text:p>3.57877857386558</text:p>
          </table:table-cell>
          <table:table-cell table:formula="of:=[.F95]/[.F98]" office:value-type="float" office:value="2.03069577080491" calcext:value-type="float">
            <text:p>2.03069577080491</text:p>
          </table:table-cell>
          <table:table-cell table:formula="of:=[.G95]/[.G98]" office:value-type="float" office:value="2.91680951900776" calcext:value-type="float">
            <text:p>2.9168095190077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18]/[.I118]" office:value-type="float" office:value="0.874288349895872" calcext:value-type="float">
            <text:p>0.874288349895872</text:p>
          </table:table-cell>
          <table:table-cell table:formula="of:=[.C118]/[.I118]" office:value-type="float" office:value="0.878226704295368" calcext:value-type="float">
            <text:p>0.878226704295368</text:p>
          </table:table-cell>
          <table:table-cell table:formula="of:=[.D118]/[.I118]" office:value-type="float" office:value="0.897765024748083" calcext:value-type="float">
            <text:p>0.897765024748083</text:p>
          </table:table-cell>
          <table:table-cell table:formula="of:=[.E118]/[.I118]" office:value-type="float" office:value="0.894694643466394" calcext:value-type="float">
            <text:p>0.894694643466394</text:p>
          </table:table-cell>
          <table:table-cell table:formula="of:=[.F118]/[.I118]" office:value-type="float" office:value="0.507673942701228" calcext:value-type="float">
            <text:p>0.507673942701228</text:p>
          </table:table-cell>
          <table:table-cell table:formula="of:=[.G118]/[.I118]" office:value-type="float" office:value="0.729202379751941" calcext:value-type="float">
            <text:p>0.72920237975194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94]/[.B99]" office:value-type="float" office:value="4.27333954403752" calcext:value-type="float">
            <text:p>4.27333954403752</text:p>
          </table:table-cell>
          <table:table-cell table:formula="of:=[.C95]/[.C99]" office:value-type="float" office:value="4.30024902653265" calcext:value-type="float">
            <text:p>4.30024902653265</text:p>
          </table:table-cell>
          <table:table-cell table:formula="of:=[.D95]/[.D99]" office:value-type="float" office:value="4.39812969262817" calcext:value-type="float">
            <text:p>4.39812969262817</text:p>
          </table:table-cell>
          <table:table-cell table:formula="of:=[.E95]/[.E99]" office:value-type="float" office:value="4.3853228908275" calcext:value-type="float">
            <text:p>4.3853228908275</text:p>
          </table:table-cell>
          <table:table-cell table:formula="of:=[.F95]/[.F99]" office:value-type="float" office:value="2.07131675073926" calcext:value-type="float">
            <text:p>2.07131675073926</text:p>
          </table:table-cell>
          <table:table-cell table:formula="of:=[.G95]/[.G99]" office:value-type="float" office:value="3.28592525275474" calcext:value-type="float">
            <text:p>3.2859252527547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19]/[.I119]" office:value-type="float" office:value="0.854667908807505" calcext:value-type="float">
            <text:p>0.854667908807505</text:p>
          </table:table-cell>
          <table:table-cell table:formula="of:=[.C119]/[.I119]" office:value-type="float" office:value="0.860049805306529" calcext:value-type="float">
            <text:p>0.860049805306529</text:p>
          </table:table-cell>
          <table:table-cell table:formula="of:=[.D119]/[.I119]" office:value-type="float" office:value="0.879625938525634" calcext:value-type="float">
            <text:p>0.879625938525634</text:p>
          </table:table-cell>
          <table:table-cell table:formula="of:=[.E119]/[.I119]" office:value-type="float" office:value="0.877064578165501" calcext:value-type="float">
            <text:p>0.877064578165501</text:p>
          </table:table-cell>
          <table:table-cell table:formula="of:=[.F119]/[.I119]" office:value-type="float" office:value="0.414263350147852" calcext:value-type="float">
            <text:p>0.414263350147852</text:p>
          </table:table-cell>
          <table:table-cell table:formula="of:=[.G119]/[.I119]" office:value-type="float" office:value="0.657185050550948" calcext:value-type="float">
            <text:p>0.65718505055094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94]/[.B100]" office:value-type="float" office:value="5.03345620718812" calcext:value-type="float">
            <text:p>5.03345620718812</text:p>
          </table:table-cell>
          <table:table-cell table:formula="of:=[.C95]/[.C100]" office:value-type="float" office:value="5.05682689440729" calcext:value-type="float">
            <text:p>5.05682689440729</text:p>
          </table:table-cell>
          <table:table-cell table:formula="of:=[.D95]/[.D100]" office:value-type="float" office:value="5.16493167078783" calcext:value-type="float">
            <text:p>5.16493167078783</text:p>
          </table:table-cell>
          <table:table-cell table:formula="of:=[.E95]/[.E100]" office:value-type="float" office:value="5.16004092849975" calcext:value-type="float">
            <text:p>5.16004092849975</text:p>
          </table:table-cell>
          <table:table-cell table:formula="of:=[.F95]/[.F100]" office:value-type="float" office:value="2.00944988187648" calcext:value-type="float">
            <text:p>2.00944988187648</text:p>
          </table:table-cell>
          <table:table-cell table:formula="of:=[.G95]/[.G100]" office:value-type="float" office:value="3.46046177772461" calcext:value-type="float">
            <text:p>3.4604617777246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20]/[.I120]" office:value-type="float" office:value="0.838909367864687" calcext:value-type="float">
            <text:p>0.838909367864687</text:p>
          </table:table-cell>
          <table:table-cell table:formula="of:=[.C120]/[.I120]" office:value-type="float" office:value="0.842804482401215" calcext:value-type="float">
            <text:p>0.842804482401215</text:p>
          </table:table-cell>
          <table:table-cell table:formula="of:=[.D120]/[.I120]" office:value-type="float" office:value="0.860821945131305" calcext:value-type="float">
            <text:p>0.860821945131305</text:p>
          </table:table-cell>
          <table:table-cell table:formula="of:=[.E120]/[.I120]" office:value-type="float" office:value="0.860006821416625" calcext:value-type="float">
            <text:p>0.860006821416625</text:p>
          </table:table-cell>
          <table:table-cell table:formula="of:=[.F120]/[.I120]" office:value-type="float" office:value="0.334908313646079" calcext:value-type="float">
            <text:p>0.334908313646079</text:p>
          </table:table-cell>
          <table:table-cell table:formula="of:=[.G120]/[.I120]" office:value-type="float" office:value="0.576743629620768" calcext:value-type="float">
            <text:p>0.57674362962076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94]/[.B101]" office:value-type="float" office:value="5.75848463933829" calcext:value-type="float">
            <text:p>5.75848463933829</text:p>
          </table:table-cell>
          <table:table-cell table:formula="of:=[.C95]/[.C101]" office:value-type="float" office:value="5.79948706988673" calcext:value-type="float">
            <text:p>5.79948706988673</text:p>
          </table:table-cell>
          <table:table-cell table:formula="of:=[.D95]/[.D101]" office:value-type="float" office:value="5.88466242906699" calcext:value-type="float">
            <text:p>5.88466242906699</text:p>
          </table:table-cell>
          <table:table-cell table:formula="of:=[.E95]/[.E101]" office:value-type="float" office:value="5.93578348524175" calcext:value-type="float">
            <text:p>5.93578348524175</text:p>
          </table:table-cell>
          <table:table-cell table:formula="of:=[.F95]/[.F101]" office:value-type="float" office:value="1.89587645279414" calcext:value-type="float">
            <text:p>1.89587645279414</text:p>
          </table:table-cell>
          <table:table-cell table:formula="of:=[.G95]/[.G101]" office:value-type="float" office:value="3.50024201355276" calcext:value-type="float">
            <text:p>3.5002420135527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21]/[.I121]" office:value-type="float" office:value="0.822640662762613" calcext:value-type="float">
            <text:p>0.822640662762613</text:p>
          </table:table-cell>
          <table:table-cell table:formula="of:=[.C121]/[.I121]" office:value-type="float" office:value="0.828498152840961" calcext:value-type="float">
            <text:p>0.828498152840961</text:p>
          </table:table-cell>
          <table:table-cell table:formula="of:=[.D121]/[.I121]" office:value-type="float" office:value="0.840666061295285" calcext:value-type="float">
            <text:p>0.840666061295285</text:p>
          </table:table-cell>
          <table:table-cell table:formula="of:=[.E121]/[.I121]" office:value-type="float" office:value="0.847969069320249" calcext:value-type="float">
            <text:p>0.847969069320249</text:p>
          </table:table-cell>
          <table:table-cell table:formula="of:=[.F121]/[.I121]" office:value-type="float" office:value="0.270839493256306" calcext:value-type="float">
            <text:p>0.270839493256306</text:p>
          </table:table-cell>
          <table:table-cell table:formula="of:=[.G121]/[.I121]" office:value-type="float" office:value="0.50003457336468" calcext:value-type="float">
            <text:p>0.5000345733646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4]/[.B102]" office:value-type="float" office:value="6.41995152983944" calcext:value-type="float">
            <text:p>6.41995152983944</text:p>
          </table:table-cell>
          <table:table-cell table:formula="of:=[.C95]/[.C102]" office:value-type="float" office:value="6.46108057362105" calcext:value-type="float">
            <text:p>6.46108057362105</text:p>
          </table:table-cell>
          <table:table-cell table:formula="of:=[.D95]/[.D102]" office:value-type="float" office:value="6.61156168333784" calcext:value-type="float">
            <text:p>6.61156168333784</text:p>
          </table:table-cell>
          <table:table-cell table:formula="of:=[.E95]/[.E102]" office:value-type="float" office:value="6.65272762636043" calcext:value-type="float">
            <text:p>6.65272762636043</text:p>
          </table:table-cell>
          <table:table-cell table:formula="of:=[.F95]/[.F102]" office:value-type="float" office:value="1.86207974980454" calcext:value-type="float">
            <text:p>1.86207974980454</text:p>
          </table:table-cell>
          <table:table-cell table:formula="of:=[.G95]/[.G102]" office:value-type="float" office:value="3.68765935747068" calcext:value-type="float">
            <text:p>3.6876593574706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22]/[.I122]" office:value-type="float" office:value="0.80249394122993" calcext:value-type="float">
            <text:p>0.80249394122993</text:p>
          </table:table-cell>
          <table:table-cell table:formula="of:=[.C122]/[.I122]" office:value-type="float" office:value="0.807635071702631" calcext:value-type="float">
            <text:p>0.807635071702631</text:p>
          </table:table-cell>
          <table:table-cell table:formula="of:=[.D122]/[.I122]" office:value-type="float" office:value="0.82644521041723" calcext:value-type="float">
            <text:p>0.82644521041723</text:p>
          </table:table-cell>
          <table:table-cell table:formula="of:=[.E122]/[.I122]" office:value-type="float" office:value="0.831590953295054" calcext:value-type="float">
            <text:p>0.831590953295054</text:p>
          </table:table-cell>
          <table:table-cell table:formula="of:=[.F122]/[.I122]" office:value-type="float" office:value="0.232759968725567" calcext:value-type="float">
            <text:p>0.232759968725567</text:p>
          </table:table-cell>
          <table:table-cell table:formula="of:=[.G122]/[.I122]" office:value-type="float" office:value="0.460957419683835" calcext:value-type="float">
            <text:p>0.46095741968383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4]/[.B103]" office:value-type="float" office:value="6.83652164936481" calcext:value-type="float">
            <text:p>6.83652164936481</text:p>
          </table:table-cell>
          <table:table-cell table:formula="of:=[.C95]/[.C103]" office:value-type="float" office:value="6.83925022323357" calcext:value-type="float">
            <text:p>6.83925022323357</text:p>
          </table:table-cell>
          <table:table-cell table:formula="of:=[.D95]/[.D103]" office:value-type="float" office:value="7.18700102855463" calcext:value-type="float">
            <text:p>7.18700102855463</text:p>
          </table:table-cell>
          <table:table-cell table:formula="of:=[.E95]/[.E103]" office:value-type="float" office:value="7.12201591511936" calcext:value-type="float">
            <text:p>7.12201591511936</text:p>
          </table:table-cell>
          <table:table-cell table:formula="of:=[.F95]/[.F103]" office:value-type="float" office:value="1.72830188679245" calcext:value-type="float">
            <text:p>1.72830188679245</text:p>
          </table:table-cell>
          <table:table-cell table:formula="of:=[.G95]/[.G103]" office:value-type="float" office:value="3.65457991156033" calcext:value-type="float">
            <text:p>3.65457991156033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23]/[.I123]" office:value-type="float" office:value="0.75961351659609" calcext:value-type="float">
            <text:p>0.75961351659609</text:p>
          </table:table-cell>
          <table:table-cell table:formula="of:=[.C123]/[.I123]" office:value-type="float" office:value="0.759916691470397" calcext:value-type="float">
            <text:p>0.759916691470397</text:p>
          </table:table-cell>
          <table:table-cell table:formula="of:=[.D123]/[.I123]" office:value-type="float" office:value="0.798555669839404" calcext:value-type="float">
            <text:p>0.798555669839404</text:p>
          </table:table-cell>
          <table:table-cell table:formula="of:=[.E123]/[.I123]" office:value-type="float" office:value="0.791335101679929" calcext:value-type="float">
            <text:p>0.791335101679929</text:p>
          </table:table-cell>
          <table:table-cell table:formula="of:=[.F123]/[.I123]" office:value-type="float" office:value="0.192033542976939" calcext:value-type="float">
            <text:p>0.192033542976939</text:p>
          </table:table-cell>
          <table:table-cell table:formula="of:=[.G123]/[.I123]" office:value-type="float" office:value="0.406064434617814" calcext:value-type="float">
            <text:p>0.40606443461781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94]/[.B104]" office:value-type="float" office:value="7.18873940800141" calcext:value-type="float">
            <text:p>7.18873940800141</text:p>
          </table:table-cell>
          <table:table-cell table:formula="of:=[.C95]/[.C104]" office:value-type="float" office:value="7.23819866782508" calcext:value-type="float">
            <text:p>7.23819866782508</text:p>
          </table:table-cell>
          <table:table-cell table:formula="of:=[.D95]/[.D104]" office:value-type="float" office:value="7.77816355468388" calcext:value-type="float">
            <text:p>7.77816355468388</text:p>
          </table:table-cell>
          <table:table-cell table:formula="of:=[.E95]/[.E104]" office:value-type="float" office:value="7.56010955218143" calcext:value-type="float">
            <text:p>7.56010955218143</text:p>
          </table:table-cell>
          <table:table-cell table:formula="of:=[.F95]/[.F104]" office:value-type="float" office:value="1.6481660899654" calcext:value-type="float">
            <text:p>1.6481660899654</text:p>
          </table:table-cell>
          <table:table-cell table:formula="of:=[.G95]/[.G104]" office:value-type="float" office:value="3.54615667524825" calcext:value-type="float">
            <text:p>3.546156675248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24]/[.I124]" office:value-type="float" office:value="0.718873940800141" calcext:value-type="float">
            <text:p>0.718873940800141</text:p>
          </table:table-cell>
          <table:table-cell table:formula="of:=[.C124]/[.I124]" office:value-type="float" office:value="0.723819866782508" calcext:value-type="float">
            <text:p>0.723819866782508</text:p>
          </table:table-cell>
          <table:table-cell table:formula="of:=[.D124]/[.I124]" office:value-type="float" office:value="0.777816355468388" calcext:value-type="float">
            <text:p>0.777816355468388</text:p>
          </table:table-cell>
          <table:table-cell table:formula="of:=[.E124]/[.I124]" office:value-type="float" office:value="0.756010955218143" calcext:value-type="float">
            <text:p>0.756010955218143</text:p>
          </table:table-cell>
          <table:table-cell table:formula="of:=[.F124]/[.I124]" office:value-type="float" office:value="0.16481660899654" calcext:value-type="float">
            <text:p>0.16481660899654</text:p>
          </table:table-cell>
          <table:table-cell table:formula="of:=[.G124]/[.I124]" office:value-type="float" office:value="0.354615667524825" calcext:value-type="float">
            <text:p>0.35461566752482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4]/[.B105]" office:value-type="float" office:value="7.564989862067" calcext:value-type="float">
            <text:p>7.564989862067</text:p>
          </table:table-cell>
          <table:table-cell table:formula="of:=[.C95]/[.C105]" office:value-type="float" office:value="7.62290516245024" calcext:value-type="float">
            <text:p>7.62290516245024</text:p>
          </table:table-cell>
          <table:table-cell table:formula="of:=[.D95]/[.D105]" office:value-type="float" office:value="8.350852232308" calcext:value-type="float">
            <text:p>8.350852232308</text:p>
          </table:table-cell>
          <table:table-cell table:formula="of:=[.E95]/[.E105]" office:value-type="float" office:value="8.04821532701102" calcext:value-type="float">
            <text:p>8.04821532701102</text:p>
          </table:table-cell>
          <table:table-cell table:formula="of:=[.F95]/[.F105]" office:value-type="float" office:value="1.57575757575758" calcext:value-type="float">
            <text:p>1.57575757575758</text:p>
          </table:table-cell>
          <table:table-cell table:formula="of:=[.G95]/[.G105]" office:value-type="float" office:value="3.42400568181818" calcext:value-type="float">
            <text:p>3.4240056818181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25]/[.I125]" office:value-type="float" office:value="0.687726351097" calcext:value-type="float">
            <text:p>0.687726351097</text:p>
          </table:table-cell>
          <table:table-cell table:formula="of:=[.C125]/[.I125]" office:value-type="float" office:value="0.692991378404567" calcext:value-type="float">
            <text:p>0.692991378404567</text:p>
          </table:table-cell>
          <table:table-cell table:formula="of:=[.D125]/[.I125]" office:value-type="float" office:value="0.759168384755273" calcext:value-type="float">
            <text:p>0.759168384755273</text:p>
          </table:table-cell>
          <table:table-cell table:formula="of:=[.E125]/[.I125]" office:value-type="float" office:value="0.731655938819183" calcext:value-type="float">
            <text:p>0.731655938819183</text:p>
          </table:table-cell>
          <table:table-cell table:formula="of:=[.F125]/[.I125]" office:value-type="float" office:value="0.143250688705234" calcext:value-type="float">
            <text:p>0.143250688705234</text:p>
          </table:table-cell>
          <table:table-cell table:formula="of:=[.G125]/[.I125]" office:value-type="float" office:value="0.311273243801653" calcext:value-type="float">
            <text:p>0.31127324380165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4]/[.B106]" office:value-type="float" office:value="7.95917554889545" calcext:value-type="float">
            <text:p>7.95917554889545</text:p>
          </table:table-cell>
          <table:table-cell table:formula="of:=[.C95]/[.C106]" office:value-type="float" office:value="8.00061494398113" calcext:value-type="float">
            <text:p>8.00061494398113</text:p>
          </table:table-cell>
          <table:table-cell table:formula="of:=[.D95]/[.D106]" office:value-type="float" office:value="8.8989493154631" calcext:value-type="float">
            <text:p>8.8989493154631</text:p>
          </table:table-cell>
          <table:table-cell table:formula="of:=[.E95]/[.E106]" office:value-type="float" office:value="8.49610134347056" calcext:value-type="float">
            <text:p>8.49610134347056</text:p>
          </table:table-cell>
          <table:table-cell table:formula="of:=[.F95]/[.F106]" office:value-type="float" office:value="1.46523932570444" calcext:value-type="float">
            <text:p>1.46523932570444</text:p>
          </table:table-cell>
          <table:table-cell table:formula="of:=[.G95]/[.G106]" office:value-type="float" office:value="3.34327323162275" calcext:value-type="float">
            <text:p>3.343273231622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26]/[.I126]" office:value-type="float" office:value="0.663264629074621" calcext:value-type="float">
            <text:p>0.663264629074621</text:p>
          </table:table-cell>
          <table:table-cell table:formula="of:=[.C126]/[.I126]" office:value-type="float" office:value="0.666717911998428" calcext:value-type="float">
            <text:p>0.666717911998428</text:p>
          </table:table-cell>
          <table:table-cell table:formula="of:=[.D126]/[.I126]" office:value-type="float" office:value="0.741579109621925" calcext:value-type="float">
            <text:p>0.741579109621925</text:p>
          </table:table-cell>
          <table:table-cell table:formula="of:=[.E126]/[.I126]" office:value-type="float" office:value="0.708008445289213" calcext:value-type="float">
            <text:p>0.708008445289213</text:p>
          </table:table-cell>
          <table:table-cell table:formula="of:=[.F126]/[.I126]" office:value-type="float" office:value="0.122103277142037" calcext:value-type="float">
            <text:p>0.122103277142037</text:p>
          </table:table-cell>
          <table:table-cell table:formula="of:=[.G126]/[.I126]" office:value-type="float" office:value="0.278606102635229" calcext:value-type="float">
            <text:p>0.27860610263522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94]/[.B107]" office:value-type="float" office:value="8.3125156897201" calcext:value-type="float">
            <text:p>8.3125156897201</text:p>
          </table:table-cell>
          <table:table-cell table:formula="of:=[.C95]/[.C107]" office:value-type="float" office:value="8.3692688643914" calcext:value-type="float">
            <text:p>8.3692688643914</text:p>
          </table:table-cell>
          <table:table-cell table:formula="of:=[.D95]/[.D107]" office:value-type="float" office:value="9.46064699150562" calcext:value-type="float">
            <text:p>9.46064699150562</text:p>
          </table:table-cell>
          <table:table-cell table:formula="of:=[.E95]/[.E107]" office:value-type="float" office:value="8.94165852106113" calcext:value-type="float">
            <text:p>8.94165852106113</text:p>
          </table:table-cell>
          <table:table-cell table:formula="of:=[.F95]/[.F107]" office:value-type="float" office:value="1.36810661764706" calcext:value-type="float">
            <text:p>1.36810661764706</text:p>
          </table:table-cell>
          <table:table-cell table:formula="of:=[.G95]/[.G107]" office:value-type="float" office:value="3.14071661237785" calcext:value-type="float">
            <text:p>3.1407166123778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27]/[.I127]" office:value-type="float" office:value="0.639424283824623" calcext:value-type="float">
            <text:p>0.639424283824623</text:p>
          </table:table-cell>
          <table:table-cell table:formula="of:=[.C127]/[.I127]" office:value-type="float" office:value="0.643789912645492" calcext:value-type="float">
            <text:p>0.643789912645492</text:p>
          </table:table-cell>
          <table:table-cell table:formula="of:=[.D127]/[.I127]" office:value-type="float" office:value="0.727742076269663" calcext:value-type="float">
            <text:p>0.727742076269663</text:p>
          </table:table-cell>
          <table:table-cell table:formula="of:=[.E127]/[.I127]" office:value-type="float" office:value="0.687819886235471" calcext:value-type="float">
            <text:p>0.687819886235471</text:p>
          </table:table-cell>
          <table:table-cell table:formula="of:=[.F127]/[.I127]" office:value-type="float" office:value="0.105238970588235" calcext:value-type="float">
            <text:p>0.105238970588235</text:p>
          </table:table-cell>
          <table:table-cell table:formula="of:=[.G127]/[.I127]" office:value-type="float" office:value="0.241593585567527" calcext:value-type="float">
            <text:p>0.24159358556752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94]/[.B108]" office:value-type="float" office:value="8.65944510276631" calcext:value-type="float">
            <text:p>8.65944510276631</text:p>
          </table:table-cell>
          <table:table-cell table:formula="of:=[.C95]/[.C108]" office:value-type="float" office:value="8.73151425445653" calcext:value-type="float">
            <text:p>8.73151425445653</text:p>
          </table:table-cell>
          <table:table-cell table:formula="of:=[.D95]/[.D108]" office:value-type="float" office:value="9.72782869549364" calcext:value-type="float">
            <text:p>9.72782869549364</text:p>
          </table:table-cell>
          <table:table-cell table:formula="of:=[.E95]/[.E108]" office:value-type="float" office:value="9.31629245417081" calcext:value-type="float">
            <text:p>9.31629245417081</text:p>
          </table:table-cell>
          <table:table-cell table:formula="of:=[.F95]/[.F108]" office:value-type="float" office:value="1.25426585211713" calcext:value-type="float">
            <text:p>1.25426585211713</text:p>
          </table:table-cell>
          <table:table-cell table:formula="of:=[.G95]/[.G108]" office:value-type="float" office:value="2.74258082867166" calcext:value-type="float">
            <text:p>2.7425808286716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28]/[.I128]" office:value-type="float" office:value="0.618531793054737" calcext:value-type="float">
            <text:p>0.618531793054737</text:p>
          </table:table-cell>
          <table:table-cell table:formula="of:=[.C128]/[.I128]" office:value-type="float" office:value="0.623679589604038" calcext:value-type="float">
            <text:p>0.623679589604038</text:p>
          </table:table-cell>
          <table:table-cell table:formula="of:=[.D128]/[.I128]" office:value-type="float" office:value="0.694844906820975" calcext:value-type="float">
            <text:p>0.694844906820975</text:p>
          </table:table-cell>
          <table:table-cell table:formula="of:=[.E128]/[.I128]" office:value-type="float" office:value="0.665449461012201" calcext:value-type="float">
            <text:p>0.665449461012201</text:p>
          </table:table-cell>
          <table:table-cell table:formula="of:=[.F128]/[.I128]" office:value-type="float" office:value="0.0895904180083662" calcext:value-type="float">
            <text:p>0.089590418008366</text:p>
          </table:table-cell>
          <table:table-cell table:formula="of:=[.G128]/[.I128]" office:value-type="float" office:value="0.195898630619404" calcext:value-type="float">
            <text:p>0.19589863061940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94]/[.B109]" office:value-type="float" office:value="8.95715058580872" calcext:value-type="float">
            <text:p>8.95715058580872</text:p>
          </table:table-cell>
          <table:table-cell table:formula="of:=[.C95]/[.C109]" office:value-type="float" office:value="9.03846629678623" calcext:value-type="float">
            <text:p>9.03846629678623</text:p>
          </table:table-cell>
          <table:table-cell table:formula="of:=[.D95]/[.D109]" office:value-type="float" office:value="10.059436484541" calcext:value-type="float">
            <text:p>10.059436484541</text:p>
          </table:table-cell>
          <table:table-cell table:formula="of:=[.E95]/[.E109]" office:value-type="float" office:value="9.65934065934066" calcext:value-type="float">
            <text:p>9.65934065934066</text:p>
          </table:table-cell>
          <table:table-cell table:formula="of:=[.F95]/[.F109]" office:value-type="float" office:value="1.16836734693878" calcext:value-type="float">
            <text:p>1.16836734693878</text:p>
          </table:table-cell>
          <table:table-cell table:formula="of:=[.G95]/[.G109]" office:value-type="float" office:value="2.53137306379627" calcext:value-type="float">
            <text:p>2.5313730637962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29]/[.I129]" office:value-type="float" office:value="0.597143372387248" calcext:value-type="float">
            <text:p>0.597143372387248</text:p>
          </table:table-cell>
          <table:table-cell table:formula="of:=[.C129]/[.I129]" office:value-type="float" office:value="0.602564419785749" calcext:value-type="float">
            <text:p>0.602564419785749</text:p>
          </table:table-cell>
          <table:table-cell table:formula="of:=[.D129]/[.I129]" office:value-type="float" office:value="0.670629098969402" calcext:value-type="float">
            <text:p>0.670629098969402</text:p>
          </table:table-cell>
          <table:table-cell table:formula="of:=[.E129]/[.I129]" office:value-type="float" office:value="0.643956043956044" calcext:value-type="float">
            <text:p>0.643956043956044</text:p>
          </table:table-cell>
          <table:table-cell table:formula="of:=[.F129]/[.I129]" office:value-type="float" office:value="0.077891156462585" calcext:value-type="float">
            <text:p>0.077891156462585</text:p>
          </table:table-cell>
          <table:table-cell table:formula="of:=[.G129]/[.I129]" office:value-type="float" office:value="0.168758204253085" calcext:value-type="float">
            <text:p>0.16875820425308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94]/[.B110]" office:value-type="float" office:value="9.13932206313611" calcext:value-type="float">
            <text:p>9.13932206313611</text:p>
          </table:table-cell>
          <table:table-cell table:formula="of:=[.C95]/[.C110]" office:value-type="float" office:value="9.29526503288444" calcext:value-type="float">
            <text:p>9.29526503288444</text:p>
          </table:table-cell>
          <table:table-cell table:formula="of:=[.D95]/[.D110]" office:value-type="float" office:value="10.3673584739027" calcext:value-type="float">
            <text:p>10.3673584739027</text:p>
          </table:table-cell>
          <table:table-cell table:formula="of:=[.E95]/[.E110]" office:value-type="float" office:value="9.95451094521068" calcext:value-type="float">
            <text:p>9.95451094521068</text:p>
          </table:table-cell>
          <table:table-cell table:formula="of:=[.F95]/[.F110]" office:value-type="float" office:value="1.08609996351696" calcext:value-type="float">
            <text:p>1.08609996351696</text:p>
          </table:table-cell>
          <table:table-cell table:formula="of:=[.G95]/[.G110]" office:value-type="float" office:value="2.24423927379936" calcext:value-type="float">
            <text:p>2.2442392737993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30]/[.I130]" office:value-type="float" office:value="0.571207628946007" calcext:value-type="float">
            <text:p>0.571207628946007</text:p>
          </table:table-cell>
          <table:table-cell table:formula="of:=[.C130]/[.I130]" office:value-type="float" office:value="0.580954064555277" calcext:value-type="float">
            <text:p>0.580954064555277</text:p>
          </table:table-cell>
          <table:table-cell table:formula="of:=[.D130]/[.I130]" office:value-type="float" office:value="0.647959904618917" calcext:value-type="float">
            <text:p>0.647959904618917</text:p>
          </table:table-cell>
          <table:table-cell table:formula="of:=[.E130]/[.I130]" office:value-type="float" office:value="0.622156934075668" calcext:value-type="float">
            <text:p>0.622156934075668</text:p>
          </table:table-cell>
          <table:table-cell table:formula="of:=[.F130]/[.I130]" office:value-type="float" office:value="0.0678812477198103" calcext:value-type="float">
            <text:p>0.06788124771981</text:p>
          </table:table-cell>
          <table:table-cell table:formula="of:=[.G130]/[.I130]" office:value-type="float" office:value="0.14026495461246" calcext:value-type="float">
            <text:p>0.14026495461246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Absolute Speedup</text:p>
          </table:table-cell>
          <table:table-cell table:number-columns-repeated="7"/>
          <table:table-cell office:value-type="string" calcext:value-type="string">
            <text:p>Absolute Efficiency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94]/[.B94]" office:value-type="float" office:value="1" calcext:value-type="float">
            <text:p>1</text:p>
          </table:table-cell>
          <table:table-cell table:formula="of:=[.C94]/[.C95]" office:value-type="float" office:value="1.02206573709164" calcext:value-type="float">
            <text:p>1.02206573709164</text:p>
          </table:table-cell>
          <table:table-cell table:formula="of:=[.D94]/[.D95]" office:value-type="float" office:value="1.01645460926692" calcext:value-type="float">
            <text:p>1.01645460926692</text:p>
          </table:table-cell>
          <table:table-cell table:formula="of:=[.E94]/[.E95]" office:value-type="float" office:value="1.01987021818852" calcext:value-type="float">
            <text:p>1.01987021818852</text:p>
          </table:table-cell>
          <table:table-cell table:formula="of:=[.F94]/[.F95]" office:value-type="float" office:value="1.02107826671145" calcext:value-type="float">
            <text:p>1.02107826671145</text:p>
          </table:table-cell>
          <table:table-cell table:formula="of:=[.G94]/[.G95]" office:value-type="float" office:value="0.985030768167047" calcext:value-type="float">
            <text:p>0.98503076816704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35]/[.I135]" office:value-type="float" office:value="1" calcext:value-type="float">
            <text:p>1</text:p>
          </table:table-cell>
          <table:table-cell table:formula="of:=[.C135]/[.I135]" office:value-type="float" office:value="1.02206573709164" calcext:value-type="float">
            <text:p>1.02206573709164</text:p>
          </table:table-cell>
          <table:table-cell table:formula="of:=[.D135]/[.I135]" office:value-type="float" office:value="1.01645460926692" calcext:value-type="float">
            <text:p>1.01645460926692</text:p>
          </table:table-cell>
          <table:table-cell table:formula="of:=[.E135]/[.I135]" office:value-type="float" office:value="1.01987021818852" calcext:value-type="float">
            <text:p>1.01987021818852</text:p>
          </table:table-cell>
          <table:table-cell table:formula="of:=[.F135]/[.I135]" office:value-type="float" office:value="1.02107826671145" calcext:value-type="float">
            <text:p>1.02107826671145</text:p>
          </table:table-cell>
          <table:table-cell table:formula="of:=[.G135]/[.I135]" office:value-type="float" office:value="0.985030768167047" calcext:value-type="float">
            <text:p>0.98503076816704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94]/[.B96]" office:value-type="float" office:value="1.86975571366055" calcext:value-type="float">
            <text:p>1.86975571366055</text:p>
          </table:table-cell>
          <table:table-cell table:formula="of:=[.C94]/[.C96]" office:value-type="float" office:value="1.92331773349237" calcext:value-type="float">
            <text:p>1.92331773349237</text:p>
          </table:table-cell>
          <table:table-cell table:formula="of:=[.D94]/[.D96]" office:value-type="float" office:value="1.93607700096057" calcext:value-type="float">
            <text:p>1.93607700096057</text:p>
          </table:table-cell>
          <table:table-cell table:formula="of:=[.E94]/[.E96]" office:value-type="float" office:value="1.93861145474929" calcext:value-type="float">
            <text:p>1.93861145474929</text:p>
          </table:table-cell>
          <table:table-cell table:formula="of:=[.F94]/[.F96]" office:value-type="float" office:value="1.64421906693712" calcext:value-type="float">
            <text:p>1.64421906693712</text:p>
          </table:table-cell>
          <table:table-cell table:formula="of:=[.G94]/[.G96]" office:value-type="float" office:value="1.73939319943837" calcext:value-type="float">
            <text:p>1.7393931994383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36]/[.I136]" office:value-type="float" office:value="0.934877856830277" calcext:value-type="float">
            <text:p>0.934877856830277</text:p>
          </table:table-cell>
          <table:table-cell table:formula="of:=[.C136]/[.I136]" office:value-type="float" office:value="0.961658866746185" calcext:value-type="float">
            <text:p>0.961658866746185</text:p>
          </table:table-cell>
          <table:table-cell table:formula="of:=[.D136]/[.I136]" office:value-type="float" office:value="0.968038500480282" calcext:value-type="float">
            <text:p>0.968038500480282</text:p>
          </table:table-cell>
          <table:table-cell table:formula="of:=[.E136]/[.I136]" office:value-type="float" office:value="0.969305727374647" calcext:value-type="float">
            <text:p>0.969305727374647</text:p>
          </table:table-cell>
          <table:table-cell table:formula="of:=[.F136]/[.I136]" office:value-type="float" office:value="0.82210953346856" calcext:value-type="float">
            <text:p>0.82210953346856</text:p>
          </table:table-cell>
          <table:table-cell table:formula="of:=[.G136]/[.I136]" office:value-type="float" office:value="0.869696599719187" calcext:value-type="float">
            <text:p>0.86969659971918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94]/[.B97]" office:value-type="float" office:value="2.71881775471926" calcext:value-type="float">
            <text:p>2.71881775471926</text:p>
          </table:table-cell>
          <table:table-cell table:formula="of:=[.C94]/[.C97]" office:value-type="float" office:value="2.79403722274352" calcext:value-type="float">
            <text:p>2.79403722274352</text:p>
          </table:table-cell>
          <table:table-cell table:formula="of:=[.D94]/[.D97]" office:value-type="float" office:value="2.79788027293831" calcext:value-type="float">
            <text:p>2.79788027293831</text:p>
          </table:table-cell>
          <table:table-cell table:formula="of:=[.E94]/[.E97]" office:value-type="float" office:value="2.82108738533158" calcext:value-type="float">
            <text:p>2.82108738533158</text:p>
          </table:table-cell>
          <table:table-cell table:formula="of:=[.F94]/[.F97]" office:value-type="float" office:value="2.00346020761246" calcext:value-type="float">
            <text:p>2.00346020761246</text:p>
          </table:table-cell>
          <table:table-cell table:formula="of:=[.G94]/[.G97]" office:value-type="float" office:value="2.38455100845259" calcext:value-type="float">
            <text:p>2.3845510084525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37]/[.I137]" office:value-type="float" office:value="0.906272584906419" calcext:value-type="float">
            <text:p>0.906272584906419</text:p>
          </table:table-cell>
          <table:table-cell table:formula="of:=[.C137]/[.I137]" office:value-type="float" office:value="0.931345740914507" calcext:value-type="float">
            <text:p>0.931345740914507</text:p>
          </table:table-cell>
          <table:table-cell table:formula="of:=[.D137]/[.I137]" office:value-type="float" office:value="0.932626757646102" calcext:value-type="float">
            <text:p>0.932626757646102</text:p>
          </table:table-cell>
          <table:table-cell table:formula="of:=[.E137]/[.I137]" office:value-type="float" office:value="0.940362461777195" calcext:value-type="float">
            <text:p>0.940362461777195</text:p>
          </table:table-cell>
          <table:table-cell table:formula="of:=[.F137]/[.I137]" office:value-type="float" office:value="0.667820069204152" calcext:value-type="float">
            <text:p>0.667820069204152</text:p>
          </table:table-cell>
          <table:table-cell table:formula="of:=[.G137]/[.I137]" office:value-type="float" office:value="0.794850336150863" calcext:value-type="float">
            <text:p>0.79485033615086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94]/[.B98]" office:value-type="float" office:value="3.49715339958349" calcext:value-type="float">
            <text:p>3.49715339958349</text:p>
          </table:table-cell>
          <table:table-cell table:formula="of:=[.C94]/[.C98]" office:value-type="float" office:value="3.59042169543684" calcext:value-type="float">
            <text:p>3.59042169543684</text:p>
          </table:table-cell>
          <table:table-cell table:formula="of:=[.D94]/[.D98]" office:value-type="float" office:value="3.65014958977528" calcext:value-type="float">
            <text:p>3.65014958977528</text:p>
          </table:table-cell>
          <table:table-cell table:formula="of:=[.E94]/[.E98]" office:value-type="float" office:value="3.64988968497669" calcext:value-type="float">
            <text:p>3.64988968497669</text:p>
          </table:table-cell>
          <table:table-cell table:formula="of:=[.F94]/[.F98]" office:value-type="float" office:value="2.07349931787176" calcext:value-type="float">
            <text:p>2.07349931787176</text:p>
          </table:table-cell>
          <table:table-cell table:formula="of:=[.G94]/[.G98]" office:value-type="float" office:value="2.87314712110517" calcext:value-type="float">
            <text:p>2.8731471211051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38]/[.I138]" office:value-type="float" office:value="0.874288349895872" calcext:value-type="float">
            <text:p>0.874288349895872</text:p>
          </table:table-cell>
          <table:table-cell table:formula="of:=[.C138]/[.I138]" office:value-type="float" office:value="0.89760542385921" calcext:value-type="float">
            <text:p>0.89760542385921</text:p>
          </table:table-cell>
          <table:table-cell table:formula="of:=[.D138]/[.I138]" office:value-type="float" office:value="0.91253739744382" calcext:value-type="float">
            <text:p>0.91253739744382</text:p>
          </table:table-cell>
          <table:table-cell table:formula="of:=[.E138]/[.I138]" office:value-type="float" office:value="0.912472421244171" calcext:value-type="float">
            <text:p>0.912472421244171</text:p>
          </table:table-cell>
          <table:table-cell table:formula="of:=[.F138]/[.I138]" office:value-type="float" office:value="0.51837482946794" calcext:value-type="float">
            <text:p>0.51837482946794</text:p>
          </table:table-cell>
          <table:table-cell table:formula="of:=[.G138]/[.I138]" office:value-type="float" office:value="0.718286780276293" calcext:value-type="float">
            <text:p>0.71828678027629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94]/[.B99]" office:value-type="float" office:value="4.27333954403752" calcext:value-type="float">
            <text:p>4.27333954403752</text:p>
          </table:table-cell>
          <table:table-cell table:formula="of:=[.C94]/[.C99]" office:value-type="float" office:value="4.39513719098071" calcext:value-type="float">
            <text:p>4.39513719098071</text:p>
          </table:table-cell>
          <table:table-cell table:formula="of:=[.D94]/[.D99]" office:value-type="float" office:value="4.47049919822561" calcext:value-type="float">
            <text:p>4.47049919822561</text:p>
          </table:table-cell>
          <table:table-cell table:formula="of:=[.E94]/[.E99]" office:value-type="float" office:value="4.47246021349536" calcext:value-type="float">
            <text:p>4.47246021349536</text:p>
          </table:table-cell>
          <table:table-cell table:formula="of:=[.F94]/[.F99]" office:value-type="float" office:value="2.11497651765524" calcext:value-type="float">
            <text:p>2.11497651765524</text:p>
          </table:table-cell>
          <table:table-cell table:formula="of:=[.G94]/[.G99]" office:value-type="float" office:value="3.2367374758605" calcext:value-type="float">
            <text:p>3.236737475860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39]/[.I139]" office:value-type="float" office:value="0.854667908807505" calcext:value-type="float">
            <text:p>0.854667908807505</text:p>
          </table:table-cell>
          <table:table-cell table:formula="of:=[.C139]/[.I139]" office:value-type="float" office:value="0.879027438196142" calcext:value-type="float">
            <text:p>0.879027438196142</text:p>
          </table:table-cell>
          <table:table-cell table:formula="of:=[.D139]/[.I139]" office:value-type="float" office:value="0.894099839645121" calcext:value-type="float">
            <text:p>0.894099839645121</text:p>
          </table:table-cell>
          <table:table-cell table:formula="of:=[.E139]/[.I139]" office:value-type="float" office:value="0.894492042699072" calcext:value-type="float">
            <text:p>0.894492042699072</text:p>
          </table:table-cell>
          <table:table-cell table:formula="of:=[.F139]/[.I139]" office:value-type="float" office:value="0.422995303531049" calcext:value-type="float">
            <text:p>0.422995303531049</text:p>
          </table:table-cell>
          <table:table-cell table:formula="of:=[.G139]/[.I139]" office:value-type="float" office:value="0.6473474951721" calcext:value-type="float">
            <text:p>0.647347495172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94]/[.B100]" office:value-type="float" office:value="5.03345620718812" calcext:value-type="float">
            <text:p>5.03345620718812</text:p>
          </table:table-cell>
          <table:table-cell table:formula="of:=[.C94]/[.C100]" office:value-type="float" office:value="5.16840950717724" calcext:value-type="float">
            <text:p>5.16840950717724</text:p>
          </table:table-cell>
          <table:table-cell table:formula="of:=[.D94]/[.D100]" office:value-type="float" office:value="5.24991860332099" calcext:value-type="float">
            <text:p>5.24991860332099</text:p>
          </table:table-cell>
          <table:table-cell table:formula="of:=[.E94]/[.E100]" office:value-type="float" office:value="5.26257206761073" calcext:value-type="float">
            <text:p>5.26257206761073</text:p>
          </table:table-cell>
          <table:table-cell table:formula="of:=[.F94]/[.F100]" office:value-type="float" office:value="2.05180560242997" calcext:value-type="float">
            <text:p>2.05180560242997</text:p>
          </table:table-cell>
          <table:table-cell table:formula="of:=[.G94]/[.G100]" office:value-type="float" office:value="3.40866132312478" calcext:value-type="float">
            <text:p>3.4086613231247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40]/[.I140]" office:value-type="float" office:value="0.838909367864687" calcext:value-type="float">
            <text:p>0.838909367864687</text:p>
          </table:table-cell>
          <table:table-cell table:formula="of:=[.C140]/[.I140]" office:value-type="float" office:value="0.86140158452954" calcext:value-type="float">
            <text:p>0.86140158452954</text:p>
          </table:table-cell>
          <table:table-cell table:formula="of:=[.D140]/[.I140]" office:value-type="float" office:value="0.874986433886831" calcext:value-type="float">
            <text:p>0.874986433886831</text:p>
          </table:table-cell>
          <table:table-cell table:formula="of:=[.E140]/[.I140]" office:value-type="float" office:value="0.877095344601789" calcext:value-type="float">
            <text:p>0.877095344601789</text:p>
          </table:table-cell>
          <table:table-cell table:formula="of:=[.F140]/[.I140]" office:value-type="float" office:value="0.341967600404995" calcext:value-type="float">
            <text:p>0.341967600404995</text:p>
          </table:table-cell>
          <table:table-cell table:formula="of:=[.G140]/[.I140]" office:value-type="float" office:value="0.568110220520796" calcext:value-type="float">
            <text:p>0.56811022052079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94]/[.B101]" office:value-type="float" office:value="5.75848463933829" calcext:value-type="float">
            <text:p>5.75848463933829</text:p>
          </table:table-cell>
          <table:table-cell table:formula="of:=[.C94]/[.C101]" office:value-type="float" office:value="5.92745702683724" calcext:value-type="float">
            <text:p>5.92745702683724</text:p>
          </table:table-cell>
          <table:table-cell table:formula="of:=[.D94]/[.D101]" office:value-type="float" office:value="5.98149225000501" calcext:value-type="float">
            <text:p>5.98149225000501</text:p>
          </table:table-cell>
          <table:table-cell table:formula="of:=[.E94]/[.E101]" office:value-type="float" office:value="6.05372879821332" calcext:value-type="float">
            <text:p>6.05372879821332</text:p>
          </table:table-cell>
          <table:table-cell table:formula="of:=[.F94]/[.F101]" office:value-type="float" office:value="1.9358382423181" calcext:value-type="float">
            <text:p>1.9358382423181</text:p>
          </table:table-cell>
          <table:table-cell table:formula="of:=[.G94]/[.G101]" office:value-type="float" office:value="3.44784607938045" calcext:value-type="float">
            <text:p>3.4478460793804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41]/[.I141]" office:value-type="float" office:value="0.822640662762613" calcext:value-type="float">
            <text:p>0.822640662762613</text:p>
          </table:table-cell>
          <table:table-cell table:formula="of:=[.C141]/[.I141]" office:value-type="float" office:value="0.846779575262462" calcext:value-type="float">
            <text:p>0.846779575262462</text:p>
          </table:table-cell>
          <table:table-cell table:formula="of:=[.D141]/[.I141]" office:value-type="float" office:value="0.854498892857859" calcext:value-type="float">
            <text:p>0.854498892857859</text:p>
          </table:table-cell>
          <table:table-cell table:formula="of:=[.E141]/[.I141]" office:value-type="float" office:value="0.864818399744759" calcext:value-type="float">
            <text:p>0.864818399744759</text:p>
          </table:table-cell>
          <table:table-cell table:formula="of:=[.F141]/[.I141]" office:value-type="float" office:value="0.276548320331157" calcext:value-type="float">
            <text:p>0.276548320331157</text:p>
          </table:table-cell>
          <table:table-cell table:formula="of:=[.G141]/[.I141]" office:value-type="float" office:value="0.492549439911492" calcext:value-type="float">
            <text:p>0.49254943991149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4]/[.B102]" office:value-type="float" office:value="6.41995152983944" calcext:value-type="float">
            <text:p>6.41995152983944</text:p>
          </table:table-cell>
          <table:table-cell table:formula="of:=[.C94]/[.C102]" office:value-type="float" office:value="6.6036490788865" calcext:value-type="float">
            <text:p>6.6036490788865</text:p>
          </table:table-cell>
          <table:table-cell table:formula="of:=[.D94]/[.D102]" office:value-type="float" office:value="6.7203523474813" calcext:value-type="float">
            <text:p>6.7203523474813</text:p>
          </table:table-cell>
          <table:table-cell table:formula="of:=[.E94]/[.E102]" office:value-type="float" office:value="6.78491877584501" calcext:value-type="float">
            <text:p>6.78491877584501</text:p>
          </table:table-cell>
          <table:table-cell table:formula="of:=[.F94]/[.F102]" office:value-type="float" office:value="1.90132916340891" calcext:value-type="float">
            <text:p>1.90132916340891</text:p>
          </table:table-cell>
          <table:table-cell table:formula="of:=[.G94]/[.G102]" office:value-type="float" office:value="3.63245792962774" calcext:value-type="float">
            <text:p>3.6324579296277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42]/[.I142]" office:value-type="float" office:value="0.80249394122993" calcext:value-type="float">
            <text:p>0.80249394122993</text:p>
          </table:table-cell>
          <table:table-cell table:formula="of:=[.C142]/[.I142]" office:value-type="float" office:value="0.825456134860812" calcext:value-type="float">
            <text:p>0.825456134860812</text:p>
          </table:table-cell>
          <table:table-cell table:formula="of:=[.D142]/[.I142]" office:value-type="float" office:value="0.840044043435163" calcext:value-type="float">
            <text:p>0.840044043435163</text:p>
          </table:table-cell>
          <table:table-cell table:formula="of:=[.E142]/[.I142]" office:value-type="float" office:value="0.848114846980626" calcext:value-type="float">
            <text:p>0.848114846980626</text:p>
          </table:table-cell>
          <table:table-cell table:formula="of:=[.F142]/[.I142]" office:value-type="float" office:value="0.237666145426114" calcext:value-type="float">
            <text:p>0.237666145426114</text:p>
          </table:table-cell>
          <table:table-cell table:formula="of:=[.G142]/[.I142]" office:value-type="float" office:value="0.454057241203468" calcext:value-type="float">
            <text:p>0.45405724120346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4]/[.B103]" office:value-type="float" office:value="6.83652164936481" calcext:value-type="float">
            <text:p>6.83652164936481</text:p>
          </table:table-cell>
          <table:table-cell table:formula="of:=[.C94]/[.C103]" office:value-type="float" office:value="6.99016332056341" calcext:value-type="float">
            <text:p>6.99016332056341</text:p>
          </table:table-cell>
          <table:table-cell table:formula="of:=[.D94]/[.D103]" office:value-type="float" office:value="7.30526032228045" calcext:value-type="float">
            <text:p>7.30526032228045</text:p>
          </table:table-cell>
          <table:table-cell table:formula="of:=[.E94]/[.E103]" office:value-type="float" office:value="7.2635319252949" calcext:value-type="float">
            <text:p>7.2635319252949</text:p>
          </table:table-cell>
          <table:table-cell table:formula="of:=[.F94]/[.F103]" office:value-type="float" office:value="1.76473149492017" calcext:value-type="float">
            <text:p>1.76473149492017</text:p>
          </table:table-cell>
          <table:table-cell table:formula="of:=[.G94]/[.G103]" office:value-type="float" office:value="3.59987365761213" calcext:value-type="float">
            <text:p>3.59987365761213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43]/[.I143]" office:value-type="float" office:value="0.75961351659609" calcext:value-type="float">
            <text:p>0.75961351659609</text:p>
          </table:table-cell>
          <table:table-cell table:formula="of:=[.C143]/[.I143]" office:value-type="float" office:value="0.776684813395935" calcext:value-type="float">
            <text:p>0.776684813395935</text:p>
          </table:table-cell>
          <table:table-cell table:formula="of:=[.D143]/[.I143]" office:value-type="float" office:value="0.811695591364495" calcext:value-type="float">
            <text:p>0.811695591364495</text:p>
          </table:table-cell>
          <table:table-cell table:formula="of:=[.E143]/[.I143]" office:value-type="float" office:value="0.807059102810544" calcext:value-type="float">
            <text:p>0.807059102810544</text:p>
          </table:table-cell>
          <table:table-cell table:formula="of:=[.F143]/[.I143]" office:value-type="float" office:value="0.196081277213353" calcext:value-type="float">
            <text:p>0.196081277213353</text:p>
          </table:table-cell>
          <table:table-cell table:formula="of:=[.G143]/[.I143]" office:value-type="float" office:value="0.399985961956903" calcext:value-type="float">
            <text:p>0.39998596195690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94]/[.B104]" office:value-type="float" office:value="7.18873940800141" calcext:value-type="float">
            <text:p>7.18873940800141</text:p>
          </table:table-cell>
          <table:table-cell table:formula="of:=[.C94]/[.C104]" office:value-type="float" office:value="7.3979148566464" calcext:value-type="float">
            <text:p>7.3979148566464</text:p>
          </table:table-cell>
          <table:table-cell table:formula="of:=[.D94]/[.D104]" office:value-type="float" office:value="7.9061501967904" calcext:value-type="float">
            <text:p>7.9061501967904</text:p>
          </table:table-cell>
          <table:table-cell table:formula="of:=[.E94]/[.E104]" office:value-type="float" office:value="7.7103305785124" calcext:value-type="float">
            <text:p>7.7103305785124</text:p>
          </table:table-cell>
          <table:table-cell table:formula="of:=[.F94]/[.F104]" office:value-type="float" office:value="1.68290657439446" calcext:value-type="float">
            <text:p>1.68290657439446</text:p>
          </table:table-cell>
          <table:table-cell table:formula="of:=[.G94]/[.G104]" office:value-type="float" office:value="3.49307343386049" calcext:value-type="float">
            <text:p>3.4930734338604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44]/[.I144]" office:value-type="float" office:value="0.718873940800141" calcext:value-type="float">
            <text:p>0.718873940800141</text:p>
          </table:table-cell>
          <table:table-cell table:formula="of:=[.C144]/[.I144]" office:value-type="float" office:value="0.73979148566464" calcext:value-type="float">
            <text:p>0.73979148566464</text:p>
          </table:table-cell>
          <table:table-cell table:formula="of:=[.D144]/[.I144]" office:value-type="float" office:value="0.790615019679039" calcext:value-type="float">
            <text:p>0.790615019679039</text:p>
          </table:table-cell>
          <table:table-cell table:formula="of:=[.E144]/[.I144]" office:value-type="float" office:value="0.77103305785124" calcext:value-type="float">
            <text:p>0.77103305785124</text:p>
          </table:table-cell>
          <table:table-cell table:formula="of:=[.F144]/[.I144]" office:value-type="float" office:value="0.168290657439446" calcext:value-type="float">
            <text:p>0.168290657439446</text:p>
          </table:table-cell>
          <table:table-cell table:formula="of:=[.G144]/[.I144]" office:value-type="float" office:value="0.349307343386049" calcext:value-type="float">
            <text:p>0.34930734338604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4]/[.B105]" office:value-type="float" office:value="7.564989862067" calcext:value-type="float">
            <text:p>7.564989862067</text:p>
          </table:table-cell>
          <table:table-cell table:formula="of:=[.C94]/[.C105]" office:value-type="float" office:value="7.7911101836394" calcext:value-type="float">
            <text:p>7.7911101836394</text:p>
          </table:table-cell>
          <table:table-cell table:formula="of:=[.D94]/[.D105]" office:value-type="float" office:value="8.48826224283641" calcext:value-type="float">
            <text:p>8.48826224283641</text:p>
          </table:table-cell>
          <table:table-cell table:formula="of:=[.E94]/[.E105]" office:value-type="float" office:value="8.20813512158692" calcext:value-type="float">
            <text:p>8.20813512158692</text:p>
          </table:table-cell>
          <table:table-cell table:formula="of:=[.F94]/[.F105]" office:value-type="float" office:value="1.60897181421199" calcext:value-type="float">
            <text:p>1.60897181421199</text:p>
          </table:table-cell>
          <table:table-cell table:formula="of:=[.G94]/[.G105]" office:value-type="float" office:value="3.3727509469697" calcext:value-type="float">
            <text:p>3.372750946969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45]/[.I145]" office:value-type="float" office:value="0.687726351097" calcext:value-type="float">
            <text:p>0.687726351097</text:p>
          </table:table-cell>
          <table:table-cell table:formula="of:=[.C145]/[.I145]" office:value-type="float" office:value="0.708282743967218" calcext:value-type="float">
            <text:p>0.708282743967218</text:p>
          </table:table-cell>
          <table:table-cell table:formula="of:=[.D145]/[.I145]" office:value-type="float" office:value="0.771660203894219" calcext:value-type="float">
            <text:p>0.771660203894219</text:p>
          </table:table-cell>
          <table:table-cell table:formula="of:=[.E145]/[.I145]" office:value-type="float" office:value="0.746194101962448" calcext:value-type="float">
            <text:p>0.746194101962448</text:p>
          </table:table-cell>
          <table:table-cell table:formula="of:=[.F145]/[.I145]" office:value-type="float" office:value="0.146270164928363" calcext:value-type="float">
            <text:p>0.146270164928363</text:p>
          </table:table-cell>
          <table:table-cell table:formula="of:=[.G145]/[.I145]" office:value-type="float" office:value="0.306613722451791" calcext:value-type="float">
            <text:p>0.30661372245179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4]/[.B106]" office:value-type="float" office:value="7.95917554889545" calcext:value-type="float">
            <text:p>7.95917554889545</text:p>
          </table:table-cell>
          <table:table-cell table:formula="of:=[.C94]/[.C106]" office:value-type="float" office:value="8.17715440990649" calcext:value-type="float">
            <text:p>8.17715440990649</text:p>
          </table:table-cell>
          <table:table-cell table:formula="of:=[.D94]/[.D106]" office:value-type="float" office:value="9.04537804933517" calcext:value-type="float">
            <text:p>9.04537804933517</text:p>
          </table:table-cell>
          <table:table-cell table:formula="of:=[.E94]/[.E106]" office:value-type="float" office:value="8.6649207309171" calcext:value-type="float">
            <text:p>8.6649207309171</text:p>
          </table:table-cell>
          <table:table-cell table:formula="of:=[.F94]/[.F106]" office:value-type="float" office:value="1.49612403100775" calcext:value-type="float">
            <text:p>1.49612403100775</text:p>
          </table:table-cell>
          <table:table-cell table:formula="of:=[.G94]/[.G106]" office:value-type="float" office:value="3.29322699953768" calcext:value-type="float">
            <text:p>3.2932269995376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46]/[.I146]" office:value-type="float" office:value="0.663264629074621" calcext:value-type="float">
            <text:p>0.663264629074621</text:p>
          </table:table-cell>
          <table:table-cell table:formula="of:=[.C146]/[.I146]" office:value-type="float" office:value="0.681429534158875" calcext:value-type="float">
            <text:p>0.681429534158875</text:p>
          </table:table-cell>
          <table:table-cell table:formula="of:=[.D146]/[.I146]" office:value-type="float" office:value="0.753781504111264" calcext:value-type="float">
            <text:p>0.753781504111264</text:p>
          </table:table-cell>
          <table:table-cell table:formula="of:=[.E146]/[.I146]" office:value-type="float" office:value="0.722076727576425" calcext:value-type="float">
            <text:p>0.722076727576425</text:p>
          </table:table-cell>
          <table:table-cell table:formula="of:=[.F146]/[.I146]" office:value-type="float" office:value="0.124677002583979" calcext:value-type="float">
            <text:p>0.124677002583979</text:p>
          </table:table-cell>
          <table:table-cell table:formula="of:=[.G146]/[.I146]" office:value-type="float" office:value="0.274435583294807" calcext:value-type="float">
            <text:p>0.27443558329480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94]/[.B107]" office:value-type="float" office:value="8.3125156897201" calcext:value-type="float">
            <text:p>8.3125156897201</text:p>
          </table:table-cell>
          <table:table-cell table:formula="of:=[.C94]/[.C107]" office:value-type="float" office:value="8.55394295080234" calcext:value-type="float">
            <text:p>8.55394295080234</text:p>
          </table:table-cell>
          <table:table-cell table:formula="of:=[.D94]/[.D107]" office:value-type="float" office:value="9.6163182411631" calcext:value-type="float">
            <text:p>9.6163182411631</text:p>
          </table:table-cell>
          <table:table-cell table:formula="of:=[.E94]/[.E107]" office:value-type="float" office:value="9.11933122684185" calcext:value-type="float">
            <text:p>9.11933122684185</text:p>
          </table:table-cell>
          <table:table-cell table:formula="of:=[.F94]/[.F107]" office:value-type="float" office:value="1.39694393382353" calcext:value-type="float">
            <text:p>1.39694393382353</text:p>
          </table:table-cell>
          <table:table-cell table:formula="of:=[.G94]/[.G107]" office:value-type="float" office:value="3.09370249728556" calcext:value-type="float">
            <text:p>3.0937024972855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47]/[.I147]" office:value-type="float" office:value="0.639424283824623" calcext:value-type="float">
            <text:p>0.639424283824623</text:p>
          </table:table-cell>
          <table:table-cell table:formula="of:=[.C147]/[.I147]" office:value-type="float" office:value="0.65799561160018" calcext:value-type="float">
            <text:p>0.65799561160018</text:p>
          </table:table-cell>
          <table:table-cell table:formula="of:=[.D147]/[.I147]" office:value-type="float" office:value="0.739716787781777" calcext:value-type="float">
            <text:p>0.739716787781777</text:p>
          </table:table-cell>
          <table:table-cell table:formula="of:=[.E147]/[.I147]" office:value-type="float" office:value="0.701487017449373" calcext:value-type="float">
            <text:p>0.701487017449373</text:p>
          </table:table-cell>
          <table:table-cell table:formula="of:=[.F147]/[.I147]" office:value-type="float" office:value="0.107457225678733" calcext:value-type="float">
            <text:p>0.107457225678733</text:p>
          </table:table-cell>
          <table:table-cell table:formula="of:=[.G147]/[.I147]" office:value-type="float" office:value="0.237977115175812" calcext:value-type="float">
            <text:p>0.23797711517581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94]/[.B108]" office:value-type="float" office:value="8.65944510276631" calcext:value-type="float">
            <text:p>8.65944510276631</text:p>
          </table:table-cell>
          <table:table-cell table:formula="of:=[.C94]/[.C108]" office:value-type="float" office:value="8.92418155240731" calcext:value-type="float">
            <text:p>8.92418155240731</text:p>
          </table:table-cell>
          <table:table-cell table:formula="of:=[.D94]/[.D108]" office:value-type="float" office:value="9.88789631569352" calcext:value-type="float">
            <text:p>9.88789631569352</text:p>
          </table:table-cell>
          <table:table-cell table:formula="of:=[.E94]/[.E108]" office:value-type="float" office:value="9.50140921794325" calcext:value-type="float">
            <text:p>9.50140921794325</text:p>
          </table:table-cell>
          <table:table-cell table:formula="of:=[.F94]/[.F108]" office:value-type="float" office:value="1.28070360227512" calcext:value-type="float">
            <text:p>1.28070360227512</text:p>
          </table:table-cell>
          <table:table-cell table:formula="of:=[.G94]/[.G108]" office:value-type="float" office:value="2.70152650042666" calcext:value-type="float">
            <text:p>2.7015265004266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48]/[.I148]" office:value-type="float" office:value="0.618531793054737" calcext:value-type="float">
            <text:p>0.618531793054737</text:p>
          </table:table-cell>
          <table:table-cell table:formula="of:=[.C148]/[.I148]" office:value-type="float" office:value="0.637441539457665" calcext:value-type="float">
            <text:p>0.637441539457665</text:p>
          </table:table-cell>
          <table:table-cell table:formula="of:=[.D148]/[.I148]" office:value-type="float" office:value="0.706278308263823" calcext:value-type="float">
            <text:p>0.706278308263823</text:p>
          </table:table-cell>
          <table:table-cell table:formula="of:=[.E148]/[.I148]" office:value-type="float" office:value="0.678672086995946" calcext:value-type="float">
            <text:p>0.678672086995946</text:p>
          </table:table-cell>
          <table:table-cell table:formula="of:=[.F148]/[.I148]" office:value-type="float" office:value="0.0914788287339372" calcext:value-type="float">
            <text:p>0.091478828733937</text:p>
          </table:table-cell>
          <table:table-cell table:formula="of:=[.G148]/[.I148]" office:value-type="float" office:value="0.192966178601904" calcext:value-type="float">
            <text:p>0.19296617860190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94]/[.B109]" office:value-type="float" office:value="8.95715058580872" calcext:value-type="float">
            <text:p>8.95715058580872</text:p>
          </table:table-cell>
          <table:table-cell table:formula="of:=[.C94]/[.C109]" office:value-type="float" office:value="9.2379067178028" calcext:value-type="float">
            <text:p>9.2379067178028</text:p>
          </table:table-cell>
          <table:table-cell table:formula="of:=[.D94]/[.D109]" office:value-type="float" office:value="10.2249605813395" calcext:value-type="float">
            <text:p>10.2249605813395</text:p>
          </table:table-cell>
          <table:table-cell table:formula="of:=[.E94]/[.E109]" office:value-type="float" office:value="9.85127386579901" calcext:value-type="float">
            <text:p>9.85127386579901</text:p>
          </table:table-cell>
          <table:table-cell table:formula="of:=[.F94]/[.F109]" office:value-type="float" office:value="1.19299450549451" calcext:value-type="float">
            <text:p>1.19299450549451</text:p>
          </table:table-cell>
          <table:table-cell table:formula="of:=[.G94]/[.G109]" office:value-type="float" office:value="2.49348035354861" calcext:value-type="float">
            <text:p>2.4934803535486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49]/[.I149]" office:value-type="float" office:value="0.597143372387248" calcext:value-type="float">
            <text:p>0.597143372387248</text:p>
          </table:table-cell>
          <table:table-cell table:formula="of:=[.C149]/[.I149]" office:value-type="float" office:value="0.61586044785352" calcext:value-type="float">
            <text:p>0.61586044785352</text:p>
          </table:table-cell>
          <table:table-cell table:formula="of:=[.D149]/[.I149]" office:value-type="float" office:value="0.68166403875597" calcext:value-type="float">
            <text:p>0.68166403875597</text:p>
          </table:table-cell>
          <table:table-cell table:formula="of:=[.E149]/[.I149]" office:value-type="float" office:value="0.656751591053267" calcext:value-type="float">
            <text:p>0.656751591053267</text:p>
          </table:table-cell>
          <table:table-cell table:formula="of:=[.F149]/[.I149]" office:value-type="float" office:value="0.079532967032967" calcext:value-type="float">
            <text:p>0.079532967032967</text:p>
          </table:table-cell>
          <table:table-cell table:formula="of:=[.G149]/[.I149]" office:value-type="float" office:value="0.166232023569908" calcext:value-type="float">
            <text:p>0.16623202356990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94]/[.B110]" office:value-type="float" office:value="9.13932206313611" calcext:value-type="float">
            <text:p>9.13932206313611</text:p>
          </table:table-cell>
          <table:table-cell table:formula="of:=[.C94]/[.C110]" office:value-type="float" office:value="9.50037190729721" calcext:value-type="float">
            <text:p>9.50037190729721</text:p>
          </table:table-cell>
          <table:table-cell table:formula="of:=[.D94]/[.D110]" office:value-type="float" office:value="10.5379493067208" calcext:value-type="float">
            <text:p>10.5379493067208</text:p>
          </table:table-cell>
          <table:table-cell table:formula="of:=[.E94]/[.E110]" office:value-type="float" office:value="10.152309249652" calcext:value-type="float">
            <text:p>10.152309249652</text:p>
          </table:table-cell>
          <table:table-cell table:formula="of:=[.F94]/[.F110]" office:value-type="float" office:value="1.10899306822328" calcext:value-type="float">
            <text:p>1.10899306822328</text:p>
          </table:table-cell>
          <table:table-cell table:formula="of:=[.G94]/[.G110]" office:value-type="float" office:value="2.21064473582124" calcext:value-type="float">
            <text:p>2.2106447358212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50]/[.I150]" office:value-type="float" office:value="0.571207628946007" calcext:value-type="float">
            <text:p>0.571207628946007</text:p>
          </table:table-cell>
          <table:table-cell table:formula="of:=[.C150]/[.I150]" office:value-type="float" office:value="0.593773244206076" calcext:value-type="float">
            <text:p>0.593773244206076</text:p>
          </table:table-cell>
          <table:table-cell table:formula="of:=[.D150]/[.I150]" office:value-type="float" office:value="0.658621831670052" calcext:value-type="float">
            <text:p>0.658621831670052</text:p>
          </table:table-cell>
          <table:table-cell table:formula="of:=[.E150]/[.I150]" office:value-type="float" office:value="0.634519328103252" calcext:value-type="float">
            <text:p>0.634519328103252</text:p>
          </table:table-cell>
          <table:table-cell table:formula="of:=[.F150]/[.I150]" office:value-type="float" office:value="0.0693120667639548" calcext:value-type="float">
            <text:p>0.069312066763955</text:p>
          </table:table-cell>
          <table:table-cell table:formula="of:=[.G150]/[.I150]" office:value-type="float" office:value="0.138165295988828" calcext:value-type="float">
            <text:p>0.138165295988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01:10:54.574606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23:18:28.373743392</meta:creation-date>
    <dc:date>2020-04-23T02:52:45.479898532</dc:date>
    <meta:editing-duration>PT3H25M56S</meta:editing-duration>
    <meta:editing-cycles>69</meta:editing-cycles>
    <meta:generator>LibreOffice/6.3.5.2$Linux_X86_64 LibreOffice_project/30$Build-2</meta:generator>
    <meta:document-statistic meta:table-count="1" meta:cell-count="638" meta:object-count="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5cm" svg:y="0.316cm" chart:style-name="ch2">
          <text:p>Runtime vs Jobs</text:p>
        </chart:title>
        <chart:legend chart:legend-position="end" svg:x="13.915cm" svg:y="2.956cm" style:legend-expansion="high" chart:style-name="ch3"/>
        <chart:plot-area chart:style-name="ch4" table:cell-range-address="Sheet1.A93:Sheet1.G110" chart:data-source-has-labels="both" svg:x="1.331cm" svg:y="1.275cm" svg:width="12.264cm" svg:height="6.564cm">
          <chartooo:coordinate-region svg:x="2.138cm" svg:y="1.474cm" svg:width="11.085cm" svg:height="5.718cm"/>
          <chart:axis chart:dimension="x" chart:name="primary-x" chart:style-name="ch5" chartooo:axis-type="auto">
            <chartooo:date-scale/>
            <chart:title svg:x="6.268cm" svg:y="8.019cm" chart:style-name="ch6">
              <text:p>Number of Jobs</text:p>
            </chart:title>
            <chart:categories table:cell-range-address="Sheet1.A94:Sheet1.A110"/>
            <chart:grid chart:style-name="ch7" chart:class="major"/>
          </chart:axis>
          <chart:axis chart:dimension="y" chart:name="primary-y" chart:style-name="ch5">
            <chart:title svg:x="0.451cm" svg:y="5.977cm" chart:style-name="ch8">
              <text:p>Runtime (seconds)</text:p>
            </chart:title>
            <chart:grid chart:style-name="ch7" chart:class="major"/>
          </chart:axis>
          <chart:series chart:style-name="ch9" chart:values-cell-range-address="Sheet1.B94:Sheet1.B110" chart:label-cell-address="Sheet1.B93:Sheet1.B93" chart:class="chart:line">
            <chart:data-point chart:repeated="17"/>
          </chart:series>
          <chart:series chart:style-name="ch10" chart:values-cell-range-address="Sheet1.C94:Sheet1.C110" chart:label-cell-address="Sheet1.C93:Sheet1.C93" chart:class="chart:line">
            <chart:data-point chart:repeated="17"/>
          </chart:series>
          <chart:series chart:style-name="ch11" chart:values-cell-range-address="Sheet1.D94:Sheet1.D110" chart:label-cell-address="Sheet1.D93:Sheet1.D93" chart:class="chart:line">
            <chart:data-point chart:repeated="17"/>
          </chart:series>
          <chart:series chart:style-name="ch12" chart:values-cell-range-address="Sheet1.E94:Sheet1.E110" chart:label-cell-address="Sheet1.E93:Sheet1.E93" chart:class="chart:line">
            <chart:data-point chart:repeated="17"/>
          </chart:series>
          <chart:series chart:style-name="ch13" chart:values-cell-range-address="Sheet1.F94:Sheet1.F110" chart:label-cell-address="Sheet1.F93:Sheet1.F93" chart:class="chart:line">
            <chart:data-point chart:repeated="17"/>
          </chart:series>
          <chart:series chart:style-name="ch14" chart:values-cell-range-address="Sheet1.G94:Sheet1.G110" chart:label-cell-address="Sheet1.G93:Sheet1.G93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Sheet1.B93:Sheet1.B93</svg:desc>
                </draw:g>
              </table:table-cell>
              <table:table-cell office:value-type="string">
                <text:p>lzma</text:p>
                <draw:g>
                  <svg:desc>Sheet1.C93:Sheet1.C93</svg:desc>
                </draw:g>
              </table:table-cell>
              <table:table-cell office:value-type="string">
                <text:p>gzip</text:p>
                <draw:g>
                  <svg:desc>Sheet1.D93:Sheet1.D93</svg:desc>
                </draw:g>
              </table:table-cell>
              <table:table-cell office:value-type="string">
                <text:p>lzo</text:p>
                <draw:g>
                  <svg:desc>Sheet1.E93:Sheet1.E93</svg:desc>
                </draw:g>
              </table:table-cell>
              <table:table-cell office:value-type="string">
                <text:p>LZ4</text:p>
                <draw:g>
                  <svg:desc>Sheet1.F93:Sheet1.F93</svg:desc>
                </draw:g>
              </table:table-cell>
              <table:table-cell office:value-type="string">
                <text:p>zstd</text:p>
                <draw:g>
                  <svg:desc>Sheet1.G93:Sheet1.G9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94:Sheet1.A110</svg:desc>
                </draw:g>
              </table:table-cell>
              <table:table-cell office:value-type="float" office:value="1059.613">
                <text:p>1059.613</text:p>
                <draw:g>
                  <svg:desc>Sheet1.B94:Sheet1.B110</svg:desc>
                </draw:g>
              </table:table-cell>
              <table:table-cell office:value-type="float" office:value="970.71">
                <text:p>970.71</text:p>
                <draw:g>
                  <svg:desc>Sheet1.C94:Sheet1.C110</svg:desc>
                </draw:g>
              </table:table-cell>
              <table:table-cell office:value-type="float" office:value="596.606">
                <text:p>596.606</text:p>
                <draw:g>
                  <svg:desc>Sheet1.D94:Sheet1.D110</svg:desc>
                </draw:g>
              </table:table-cell>
              <table:table-cell office:value-type="float" office:value="802.337">
                <text:p>802.337</text:p>
                <draw:g>
                  <svg:desc>Sheet1.E94:Sheet1.E110</svg:desc>
                </draw:g>
              </table:table-cell>
              <table:table-cell office:value-type="float" office:value="12.159">
                <text:p>12.159</text:p>
                <draw:g>
                  <svg:desc>Sheet1.F94:Sheet1.F110</svg:desc>
                </draw:g>
              </table:table-cell>
              <table:table-cell office:value-type="float" office:value="28.493">
                <text:p>28.493</text:p>
                <draw:g>
                  <svg:desc>Sheet1.G94:Sheet1.G1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58.05">
                <text:p>1058.05</text:p>
              </table:table-cell>
              <table:table-cell office:value-type="float" office:value="949.753">
                <text:p>949.753</text:p>
              </table:table-cell>
              <table:table-cell office:value-type="float" office:value="586.948">
                <text:p>586.948</text:p>
              </table:table-cell>
              <table:table-cell office:value-type="float" office:value="786.705">
                <text:p>786.705</text:p>
              </table:table-cell>
              <table:table-cell office:value-type="float" office:value="11.908">
                <text:p>11.908</text:p>
              </table:table-cell>
              <table:table-cell office:value-type="float" office:value="28.926">
                <text:p>28.9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66.712">
                <text:p>566.712</text:p>
              </table:table-cell>
              <table:table-cell office:value-type="float" office:value="504.706">
                <text:p>504.706</text:p>
              </table:table-cell>
              <table:table-cell office:value-type="float" office:value="308.152">
                <text:p>308.152</text:p>
              </table:table-cell>
              <table:table-cell office:value-type="float" office:value="413.872">
                <text:p>413.872</text:p>
              </table:table-cell>
              <table:table-cell office:value-type="float" office:value="7.395">
                <text:p>7.395</text:p>
              </table:table-cell>
              <table:table-cell office:value-type="float" office:value="16.381">
                <text:p>16.3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9.733">
                <text:p>389.733</text:p>
              </table:table-cell>
              <table:table-cell office:value-type="float" office:value="347.422">
                <text:p>347.422</text:p>
              </table:table-cell>
              <table:table-cell office:value-type="float" office:value="213.235">
                <text:p>213.235</text:p>
              </table:table-cell>
              <table:table-cell office:value-type="float" office:value="284.407">
                <text:p>284.407</text:p>
              </table:table-cell>
              <table:table-cell office:value-type="float" office:value="6.069">
                <text:p>6.069</text:p>
              </table:table-cell>
              <table:table-cell office:value-type="float" office:value="11.949">
                <text:p>11.9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2.993">
                <text:p>302.993</text:p>
              </table:table-cell>
              <table:table-cell office:value-type="float" office:value="270.361">
                <text:p>270.361</text:p>
              </table:table-cell>
              <table:table-cell office:value-type="float" office:value="163.447">
                <text:p>163.447</text:p>
              </table:table-cell>
              <table:table-cell office:value-type="float" office:value="219.825">
                <text:p>219.825</text:p>
              </table:table-cell>
              <table:table-cell office:value-type="float" office:value="5.864">
                <text:p>5.864</text:p>
              </table:table-cell>
              <table:table-cell office:value-type="float" office:value="9.917">
                <text:p>9.9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7.959">
                <text:p>247.959</text:p>
              </table:table-cell>
              <table:table-cell office:value-type="float" office:value="220.86">
                <text:p>220.86</text:p>
              </table:table-cell>
              <table:table-cell office:value-type="float" office:value="133.454">
                <text:p>133.454</text:p>
              </table:table-cell>
              <table:table-cell office:value-type="float" office:value="179.395">
                <text:p>179.395</text:p>
              </table:table-cell>
              <table:table-cell office:value-type="float" office:value="5.749">
                <text:p>5.749</text:p>
              </table:table-cell>
              <table:table-cell office:value-type="float" office:value="8.803">
                <text:p>8.8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0.514">
                <text:p>210.514</text:p>
              </table:table-cell>
              <table:table-cell office:value-type="float" office:value="187.816">
                <text:p>187.816</text:p>
              </table:table-cell>
              <table:table-cell office:value-type="float" office:value="113.641">
                <text:p>113.641</text:p>
              </table:table-cell>
              <table:table-cell office:value-type="float" office:value="152.461">
                <text:p>152.461</text:p>
              </table:table-cell>
              <table:table-cell office:value-type="float" office:value="5.926">
                <text:p>5.926</text:p>
              </table:table-cell>
              <table:table-cell office:value-type="float" office:value="8.359">
                <text:p>8.3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4.009">
                <text:p>184.009</text:p>
              </table:table-cell>
              <table:table-cell office:value-type="float" office:value="163.765">
                <text:p>163.765</text:p>
              </table:table-cell>
              <table:table-cell office:value-type="float" office:value="99.742">
                <text:p>99.742</text:p>
              </table:table-cell>
              <table:table-cell office:value-type="float" office:value="132.536">
                <text:p>132.536</text:p>
              </table:table-cell>
              <table:table-cell office:value-type="float" office:value="6.281">
                <text:p>6.281</text:p>
              </table:table-cell>
              <table:table-cell office:value-type="float" office:value="8.264">
                <text:p>8.2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5.05">
                <text:p>165.05</text:p>
              </table:table-cell>
              <table:table-cell office:value-type="float" office:value="146.996">
                <text:p>146.996</text:p>
              </table:table-cell>
              <table:table-cell office:value-type="float" office:value="88.776">
                <text:p>88.776</text:p>
              </table:table-cell>
              <table:table-cell office:value-type="float" office:value="118.253">
                <text:p>118.253</text:p>
              </table:table-cell>
              <table:table-cell office:value-type="float" office:value="6.395">
                <text:p>6.395</text:p>
              </table:table-cell>
              <table:table-cell office:value-type="float" office:value="7.844">
                <text:p>7.8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4.993">
                <text:p>154.993</text:p>
              </table:table-cell>
              <table:table-cell office:value-type="float" office:value="138.868">
                <text:p>138.868</text:p>
              </table:table-cell>
              <table:table-cell office:value-type="float" office:value="81.668">
                <text:p>81.668</text:p>
              </table:table-cell>
              <table:table-cell office:value-type="float" office:value="110.461">
                <text:p>110.461</text:p>
              </table:table-cell>
              <table:table-cell office:value-type="float" office:value="6.89">
                <text:p>6.89</text:p>
              </table:table-cell>
              <table:table-cell office:value-type="float" office:value="7.915">
                <text:p>7.9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7.399">
                <text:p>147.399</text:p>
              </table:table-cell>
              <table:table-cell office:value-type="float" office:value="131.214">
                <text:p>131.214</text:p>
              </table:table-cell>
              <table:table-cell office:value-type="float" office:value="75.461">
                <text:p>75.461</text:p>
              </table:table-cell>
              <table:table-cell office:value-type="float" office:value="104.06">
                <text:p>104.06</text:p>
              </table:table-cell>
              <table:table-cell office:value-type="float" office:value="7.225">
                <text:p>7.225</text:p>
              </table:table-cell>
              <table:table-cell office:value-type="float" office:value="8.157">
                <text:p>8.1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0.068">
                <text:p>140.068</text:p>
              </table:table-cell>
              <table:table-cell office:value-type="float" office:value="124.592">
                <text:p>124.592</text:p>
              </table:table-cell>
              <table:table-cell office:value-type="float" office:value="70.286">
                <text:p>70.286</text:p>
              </table:table-cell>
              <table:table-cell office:value-type="float" office:value="97.749">
                <text:p>97.749</text:p>
              </table:table-cell>
              <table:table-cell office:value-type="float" office:value="7.557">
                <text:p>7.557</text:p>
              </table:table-cell>
              <table:table-cell office:value-type="float" office:value="8.448">
                <text:p>8.4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3.131">
                <text:p>133.131</text:p>
              </table:table-cell>
              <table:table-cell office:value-type="float" office:value="118.71">
                <text:p>118.71</text:p>
              </table:table-cell>
              <table:table-cell office:value-type="float" office:value="65.957">
                <text:p>65.957</text:p>
              </table:table-cell>
              <table:table-cell office:value-type="float" office:value="92.596">
                <text:p>92.596</text:p>
              </table:table-cell>
              <table:table-cell office:value-type="float" office:value="8.127">
                <text:p>8.127</text:p>
              </table:table-cell>
              <table:table-cell office:value-type="float" office:value="8.652">
                <text:p>8.6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7.472">
                <text:p>127.472</text:p>
              </table:table-cell>
              <table:table-cell office:value-type="float" office:value="113.481">
                <text:p>113.481</text:p>
              </table:table-cell>
              <table:table-cell office:value-type="float" office:value="62.041">
                <text:p>62.041</text:p>
              </table:table-cell>
              <table:table-cell office:value-type="float" office:value="87.982">
                <text:p>87.982</text:p>
              </table:table-cell>
              <table:table-cell office:value-type="float" office:value="8.704">
                <text:p>8.704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2.365">
                <text:p>122.365</text:p>
              </table:table-cell>
              <table:table-cell office:value-type="float" office:value="108.773">
                <text:p>108.773</text:p>
              </table:table-cell>
              <table:table-cell office:value-type="float" office:value="60.337">
                <text:p>60.337</text:p>
              </table:table-cell>
              <table:table-cell office:value-type="float" office:value="84.444">
                <text:p>84.444</text:p>
              </table:table-cell>
              <table:table-cell office:value-type="float" office:value="9.494">
                <text:p>9.494</text:p>
              </table:table-cell>
              <table:table-cell office:value-type="float" office:value="10.547">
                <text:p>10.5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8.298">
                <text:p>118.298</text:p>
              </table:table-cell>
              <table:table-cell office:value-type="float" office:value="105.079">
                <text:p>105.079</text:p>
              </table:table-cell>
              <table:table-cell office:value-type="float" office:value="58.348">
                <text:p>58.348</text:p>
              </table:table-cell>
              <table:table-cell office:value-type="float" office:value="81.445">
                <text:p>81.445</text:p>
              </table:table-cell>
              <table:table-cell office:value-type="float" office:value="10.192">
                <text:p>10.192</text:p>
              </table:table-cell>
              <table:table-cell office:value-type="float" office:value="11.427">
                <text:p>11.4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5.94">
                <text:p>115.94</text:p>
              </table:table-cell>
              <table:table-cell office:value-type="float" office:value="102.176">
                <text:p>102.176</text:p>
              </table:table-cell>
              <table:table-cell office:value-type="float" office:value="56.615">
                <text:p>56.615</text:p>
              </table:table-cell>
              <table:table-cell office:value-type="float" office:value="79.03">
                <text:p>79.03</text:p>
              </table:table-cell>
              <table:table-cell office:value-type="float" office:value="10.964">
                <text:p>10.964</text:p>
              </table:table-cell>
              <table:table-cell office:value-type="float" office:value="12.889">
                <text:p>12.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Relative Speedup vs Jobs</text:p>
        </chart:title>
        <chart:legend chart:legend-position="end" svg:x="13.915cm" svg:y="2.956cm" style:legend-expansion="high" chart:style-name="ch3"/>
        <chart:plot-area chart:style-name="ch4" table:cell-range-address="Sheet1.A114:Sheet1.G130" chart:data-source-has-labels="both" svg:x="1.331cm" svg:y="1.275cm" svg:width="12.264cm" svg:height="6.564cm">
          <chartooo:coordinate-region svg:x="1.767cm" svg:y="1.474cm" svg:width="11.456cm" svg:height="5.718cm"/>
          <chart:axis chart:dimension="x" chart:name="primary-x" chart:style-name="ch5" chartooo:axis-type="auto">
            <chartooo:date-scale/>
            <chart:title svg:x="6.268cm" svg:y="8.019cm" chart:style-name="ch6">
              <text:p>Number of Jobs</text:p>
            </chart:title>
            <chart:categories table:cell-range-address="Sheet1.A115:Sheet1.A130"/>
            <chart:grid chart:style-name="ch7" chart:class="major"/>
          </chart:axis>
          <chart:axis chart:dimension="y" chart:name="primary-y" chart:style-name="ch5">
            <chart:title svg:x="0.451cm" svg:y="5.911cm" chart:style-name="ch8">
              <text:p>Relative Speedup</text:p>
            </chart:title>
            <chart:grid chart:style-name="ch7" chart:class="major"/>
          </chart:axis>
          <chart:series chart:style-name="ch9" chart:values-cell-range-address="Sheet1.B115:Sheet1.B130" chart:label-cell-address="Sheet1.B114:Sheet1.B114" chart:class="chart:line">
            <chart:data-point chart:repeated="16"/>
          </chart:series>
          <chart:series chart:style-name="ch10" chart:values-cell-range-address="Sheet1.C115:Sheet1.C130" chart:label-cell-address="Sheet1.C114:Sheet1.C114" chart:class="chart:line">
            <chart:data-point chart:repeated="16"/>
          </chart:series>
          <chart:series chart:style-name="ch11" chart:values-cell-range-address="Sheet1.D115:Sheet1.D130" chart:label-cell-address="Sheet1.D114:Sheet1.D114" chart:class="chart:line">
            <chart:data-point chart:repeated="16"/>
          </chart:series>
          <chart:series chart:style-name="ch12" chart:values-cell-range-address="Sheet1.E115:Sheet1.E130" chart:label-cell-address="Sheet1.E114:Sheet1.E114" chart:class="chart:line">
            <chart:data-point chart:repeated="16"/>
          </chart:series>
          <chart:series chart:style-name="ch13" chart:values-cell-range-address="Sheet1.F115:Sheet1.F130" chart:label-cell-address="Sheet1.F114:Sheet1.F114" chart:class="chart:line">
            <chart:data-point chart:repeated="16"/>
          </chart:series>
          <chart:series chart:style-name="ch14" chart:values-cell-range-address="Sheet1.G115:Sheet1.G130" chart:label-cell-address="Sheet1.G114:Sheet1.G11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Sheet1.B114:Sheet1.B114</svg:desc>
                </draw:g>
              </table:table-cell>
              <table:table-cell office:value-type="string">
                <text:p>lzma</text:p>
                <draw:g>
                  <svg:desc>Sheet1.C114:Sheet1.C114</svg:desc>
                </draw:g>
              </table:table-cell>
              <table:table-cell office:value-type="string">
                <text:p>gzip</text:p>
                <draw:g>
                  <svg:desc>Sheet1.D114:Sheet1.D114</svg:desc>
                </draw:g>
              </table:table-cell>
              <table:table-cell office:value-type="string">
                <text:p>lzo</text:p>
                <draw:g>
                  <svg:desc>Sheet1.E114:Sheet1.E114</svg:desc>
                </draw:g>
              </table:table-cell>
              <table:table-cell office:value-type="string">
                <text:p>LZ4</text:p>
                <draw:g>
                  <svg:desc>Sheet1.F114:Sheet1.F114</svg:desc>
                </draw:g>
              </table:table-cell>
              <table:table-cell office:value-type="string">
                <text:p>zstd</text:p>
                <draw:g>
                  <svg:desc>Sheet1.G114:Sheet1.G1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15:Sheet1.A130</svg:desc>
                </draw:g>
              </table:table-cell>
              <table:table-cell office:value-type="float" office:value="1">
                <text:p>1</text:p>
                <draw:g>
                  <svg:desc>Sheet1.B115:Sheet1.B130</svg:desc>
                </draw:g>
              </table:table-cell>
              <table:table-cell office:value-type="float" office:value="1">
                <text:p>1</text:p>
                <draw:g>
                  <svg:desc>Sheet1.C115:Sheet1.C130</svg:desc>
                </draw:g>
              </table:table-cell>
              <table:table-cell office:value-type="float" office:value="1">
                <text:p>1</text:p>
                <draw:g>
                  <svg:desc>Sheet1.D115:Sheet1.D130</svg:desc>
                </draw:g>
              </table:table-cell>
              <table:table-cell office:value-type="float" office:value="1">
                <text:p>1</text:p>
                <draw:g>
                  <svg:desc>Sheet1.E115:Sheet1.E130</svg:desc>
                </draw:g>
              </table:table-cell>
              <table:table-cell office:value-type="float" office:value="1">
                <text:p>1</text:p>
                <draw:g>
                  <svg:desc>Sheet1.F115:Sheet1.F130</svg:desc>
                </draw:g>
              </table:table-cell>
              <table:table-cell office:value-type="float" office:value="1">
                <text:p>1</text:p>
                <draw:g>
                  <svg:desc>Sheet1.G115:Sheet1.G1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6975571366055">
                <text:p>1.86975571366055</text:p>
              </table:table-cell>
              <table:table-cell office:value-type="float" office:value="1.88179454969824">
                <text:p>1.88179454969824</text:p>
              </table:table-cell>
              <table:table-cell office:value-type="float" office:value="1.90473532542382">
                <text:p>1.90473532542382</text:p>
              </table:table-cell>
              <table:table-cell office:value-type="float" office:value="1.9008413229211">
                <text:p>1.9008413229211</text:p>
              </table:table-cell>
              <table:table-cell office:value-type="float" office:value="1.61027721433401">
                <text:p>1.61027721433401</text:p>
              </table:table-cell>
              <table:table-cell office:value-type="float" office:value="1.76582626213296">
                <text:p>1.765826262132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71881775471926">
                <text:p>2.71881775471926</text:p>
              </table:table-cell>
              <table:table-cell office:value-type="float" office:value="2.73371576929498">
                <text:p>2.73371576929498</text:p>
              </table:table-cell>
              <table:table-cell office:value-type="float" office:value="2.75258752081037">
                <text:p>2.75258752081037</text:p>
              </table:table-cell>
              <table:table-cell office:value-type="float" office:value="2.76612389990401">
                <text:p>2.76612389990401</text:p>
              </table:table-cell>
              <table:table-cell office:value-type="float" office:value="1.96210248805405">
                <text:p>1.96210248805405</text:p>
              </table:table-cell>
              <table:table-cell office:value-type="float" office:value="2.42078835048958">
                <text:p>2.420788350489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9715339958349">
                <text:p>3.49715339958349</text:p>
              </table:table-cell>
              <table:table-cell office:value-type="float" office:value="3.51290681718147">
                <text:p>3.51290681718147</text:p>
              </table:table-cell>
              <table:table-cell office:value-type="float" office:value="3.59106009899233">
                <text:p>3.59106009899233</text:p>
              </table:table-cell>
              <table:table-cell office:value-type="float" office:value="3.57877857386558">
                <text:p>3.57877857386558</text:p>
              </table:table-cell>
              <table:table-cell office:value-type="float" office:value="2.03069577080491">
                <text:p>2.03069577080491</text:p>
              </table:table-cell>
              <table:table-cell office:value-type="float" office:value="2.91680951900776">
                <text:p>2.916809519007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27333954403752">
                <text:p>4.27333954403752</text:p>
              </table:table-cell>
              <table:table-cell office:value-type="float" office:value="4.30024902653265">
                <text:p>4.30024902653265</text:p>
              </table:table-cell>
              <table:table-cell office:value-type="float" office:value="4.39812969262817">
                <text:p>4.39812969262817</text:p>
              </table:table-cell>
              <table:table-cell office:value-type="float" office:value="4.3853228908275">
                <text:p>4.3853228908275</text:p>
              </table:table-cell>
              <table:table-cell office:value-type="float" office:value="2.07131675073926">
                <text:p>2.07131675073926</text:p>
              </table:table-cell>
              <table:table-cell office:value-type="float" office:value="3.28592525275474">
                <text:p>3.285925252754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03345620718812">
                <text:p>5.03345620718812</text:p>
              </table:table-cell>
              <table:table-cell office:value-type="float" office:value="5.05682689440729">
                <text:p>5.05682689440729</text:p>
              </table:table-cell>
              <table:table-cell office:value-type="float" office:value="5.16493167078783">
                <text:p>5.16493167078783</text:p>
              </table:table-cell>
              <table:table-cell office:value-type="float" office:value="5.16004092849975">
                <text:p>5.16004092849975</text:p>
              </table:table-cell>
              <table:table-cell office:value-type="float" office:value="2.00944988187648">
                <text:p>2.00944988187648</text:p>
              </table:table-cell>
              <table:table-cell office:value-type="float" office:value="3.46046177772461">
                <text:p>3.460461777724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75848463933829">
                <text:p>5.75848463933829</text:p>
              </table:table-cell>
              <table:table-cell office:value-type="float" office:value="5.79948706988673">
                <text:p>5.79948706988673</text:p>
              </table:table-cell>
              <table:table-cell office:value-type="float" office:value="5.88466242906699">
                <text:p>5.88466242906699</text:p>
              </table:table-cell>
              <table:table-cell office:value-type="float" office:value="5.93578348524175">
                <text:p>5.93578348524175</text:p>
              </table:table-cell>
              <table:table-cell office:value-type="float" office:value="1.89587645279414">
                <text:p>1.89587645279414</text:p>
              </table:table-cell>
              <table:table-cell office:value-type="float" office:value="3.50024201355276">
                <text:p>3.500242013552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41995152983944">
                <text:p>6.41995152983944</text:p>
              </table:table-cell>
              <table:table-cell office:value-type="float" office:value="6.46108057362105">
                <text:p>6.46108057362105</text:p>
              </table:table-cell>
              <table:table-cell office:value-type="float" office:value="6.61156168333784">
                <text:p>6.61156168333784</text:p>
              </table:table-cell>
              <table:table-cell office:value-type="float" office:value="6.65272762636043">
                <text:p>6.65272762636043</text:p>
              </table:table-cell>
              <table:table-cell office:value-type="float" office:value="1.86207974980454">
                <text:p>1.86207974980454</text:p>
              </table:table-cell>
              <table:table-cell office:value-type="float" office:value="3.68765935747068">
                <text:p>3.687659357470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83652164936481">
                <text:p>6.83652164936481</text:p>
              </table:table-cell>
              <table:table-cell office:value-type="float" office:value="6.83925022323357">
                <text:p>6.83925022323357</text:p>
              </table:table-cell>
              <table:table-cell office:value-type="float" office:value="7.18700102855463">
                <text:p>7.18700102855463</text:p>
              </table:table-cell>
              <table:table-cell office:value-type="float" office:value="7.12201591511936">
                <text:p>7.12201591511936</text:p>
              </table:table-cell>
              <table:table-cell office:value-type="float" office:value="1.72830188679245">
                <text:p>1.72830188679245</text:p>
              </table:table-cell>
              <table:table-cell office:value-type="float" office:value="3.65457991156033">
                <text:p>3.654579911560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18873940800141">
                <text:p>7.18873940800141</text:p>
              </table:table-cell>
              <table:table-cell office:value-type="float" office:value="7.23819866782508">
                <text:p>7.23819866782508</text:p>
              </table:table-cell>
              <table:table-cell office:value-type="float" office:value="7.77816355468388">
                <text:p>7.77816355468388</text:p>
              </table:table-cell>
              <table:table-cell office:value-type="float" office:value="7.56010955218143">
                <text:p>7.56010955218143</text:p>
              </table:table-cell>
              <table:table-cell office:value-type="float" office:value="1.6481660899654">
                <text:p>1.6481660899654</text:p>
              </table:table-cell>
              <table:table-cell office:value-type="float" office:value="3.54615667524825">
                <text:p>3.546156675248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564989862067">
                <text:p>7.564989862067</text:p>
              </table:table-cell>
              <table:table-cell office:value-type="float" office:value="7.62290516245024">
                <text:p>7.62290516245024</text:p>
              </table:table-cell>
              <table:table-cell office:value-type="float" office:value="8.350852232308">
                <text:p>8.350852232308</text:p>
              </table:table-cell>
              <table:table-cell office:value-type="float" office:value="8.04821532701102">
                <text:p>8.04821532701102</text:p>
              </table:table-cell>
              <table:table-cell office:value-type="float" office:value="1.57575757575758">
                <text:p>1.57575757575758</text:p>
              </table:table-cell>
              <table:table-cell office:value-type="float" office:value="3.42400568181818">
                <text:p>3.424005681818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95917554889545">
                <text:p>7.95917554889545</text:p>
              </table:table-cell>
              <table:table-cell office:value-type="float" office:value="8.00061494398113">
                <text:p>8.00061494398113</text:p>
              </table:table-cell>
              <table:table-cell office:value-type="float" office:value="8.8989493154631">
                <text:p>8.8989493154631</text:p>
              </table:table-cell>
              <table:table-cell office:value-type="float" office:value="8.49610134347056">
                <text:p>8.49610134347056</text:p>
              </table:table-cell>
              <table:table-cell office:value-type="float" office:value="1.46523932570444">
                <text:p>1.46523932570444</text:p>
              </table:table-cell>
              <table:table-cell office:value-type="float" office:value="3.34327323162275">
                <text:p>3.343273231622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3125156897201">
                <text:p>8.3125156897201</text:p>
              </table:table-cell>
              <table:table-cell office:value-type="float" office:value="8.3692688643914">
                <text:p>8.3692688643914</text:p>
              </table:table-cell>
              <table:table-cell office:value-type="float" office:value="9.46064699150562">
                <text:p>9.46064699150562</text:p>
              </table:table-cell>
              <table:table-cell office:value-type="float" office:value="8.94165852106113">
                <text:p>8.94165852106113</text:p>
              </table:table-cell>
              <table:table-cell office:value-type="float" office:value="1.36810661764706">
                <text:p>1.36810661764706</text:p>
              </table:table-cell>
              <table:table-cell office:value-type="float" office:value="3.14071661237785">
                <text:p>3.140716612377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65944510276631">
                <text:p>8.65944510276631</text:p>
              </table:table-cell>
              <table:table-cell office:value-type="float" office:value="8.73151425445653">
                <text:p>8.73151425445653</text:p>
              </table:table-cell>
              <table:table-cell office:value-type="float" office:value="9.72782869549364">
                <text:p>9.72782869549364</text:p>
              </table:table-cell>
              <table:table-cell office:value-type="float" office:value="9.31629245417081">
                <text:p>9.31629245417081</text:p>
              </table:table-cell>
              <table:table-cell office:value-type="float" office:value="1.25426585211713">
                <text:p>1.25426585211713</text:p>
              </table:table-cell>
              <table:table-cell office:value-type="float" office:value="2.74258082867166">
                <text:p>2.742580828671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95715058580872">
                <text:p>8.95715058580872</text:p>
              </table:table-cell>
              <table:table-cell office:value-type="float" office:value="9.03846629678623">
                <text:p>9.03846629678623</text:p>
              </table:table-cell>
              <table:table-cell office:value-type="float" office:value="10.059436484541">
                <text:p>10.059436484541</text:p>
              </table:table-cell>
              <table:table-cell office:value-type="float" office:value="9.65934065934066">
                <text:p>9.65934065934066</text:p>
              </table:table-cell>
              <table:table-cell office:value-type="float" office:value="1.16836734693878">
                <text:p>1.16836734693878</text:p>
              </table:table-cell>
              <table:table-cell office:value-type="float" office:value="2.53137306379627">
                <text:p>2.531373063796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13932206313611">
                <text:p>9.13932206313611</text:p>
              </table:table-cell>
              <table:table-cell office:value-type="float" office:value="9.29526503288444">
                <text:p>9.29526503288444</text:p>
              </table:table-cell>
              <table:table-cell office:value-type="float" office:value="10.3673584739027">
                <text:p>10.3673584739027</text:p>
              </table:table-cell>
              <table:table-cell office:value-type="float" office:value="9.95451094521068">
                <text:p>9.95451094521068</text:p>
              </table:table-cell>
              <table:table-cell office:value-type="float" office:value="1.08609996351696">
                <text:p>1.08609996351696</text:p>
              </table:table-cell>
              <table:table-cell office:value-type="float" office:value="2.24423927379936">
                <text:p>2.244239273799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Relative Efficiency vs Jobs</text:p>
        </chart:title>
        <chart:legend chart:legend-position="end" svg:x="13.915cm" svg:y="2.956cm" style:legend-expansion="high" chart:style-name="ch3"/>
        <chart:plot-area chart:style-name="ch4" table:cell-range-address="Sheet1.I114:Sheet1.O130" chart:data-source-has-labels="both" svg:x="1.331cm" svg:y="1.275cm" svg:width="12.264cm" svg:height="6.564cm">
          <chartooo:coordinate-region svg:x="2.058cm" svg:y="1.475cm" svg:width="11.351cm" svg:height="5.717cm"/>
          <chart:axis chart:dimension="x" chart:name="primary-x" chart:style-name="ch5" chartooo:axis-type="auto">
            <chartooo:date-scale/>
            <chart:title svg:x="6.268cm" svg:y="8.019cm" chart:style-name="ch6">
              <text:p>Number of Jobs</text:p>
            </chart:title>
            <chart:categories table:cell-range-address="Sheet1.I115:Sheet1.I130"/>
            <chart:grid chart:style-name="ch7" chart:class="major"/>
          </chart:axis>
          <chart:axis chart:dimension="y" chart:name="primary-y" chart:style-name="ch5">
            <chart:title svg:x="0.451cm" svg:y="5.937cm" chart:style-name="ch8">
              <text:p>Relative Efficiency</text:p>
            </chart:title>
            <chart:grid chart:style-name="ch7" chart:class="major"/>
          </chart:axis>
          <chart:series chart:style-name="ch9" chart:values-cell-range-address="Sheet1.J115:Sheet1.J130" chart:label-cell-address="Sheet1.J114:Sheet1.J114" chart:class="chart:line">
            <chart:data-point chart:repeated="16"/>
          </chart:series>
          <chart:series chart:style-name="ch10" chart:values-cell-range-address="Sheet1.K115:Sheet1.K130" chart:label-cell-address="Sheet1.K114:Sheet1.K114" chart:class="chart:line">
            <chart:data-point chart:repeated="16"/>
          </chart:series>
          <chart:series chart:style-name="ch11" chart:values-cell-range-address="Sheet1.L115:Sheet1.L130" chart:label-cell-address="Sheet1.L114:Sheet1.L114" chart:class="chart:line">
            <chart:data-point chart:repeated="16"/>
          </chart:series>
          <chart:series chart:style-name="ch12" chart:values-cell-range-address="Sheet1.M115:Sheet1.M130" chart:label-cell-address="Sheet1.M114:Sheet1.M114" chart:class="chart:line">
            <chart:data-point chart:repeated="16"/>
          </chart:series>
          <chart:series chart:style-name="ch13" chart:values-cell-range-address="Sheet1.N115:Sheet1.N130" chart:label-cell-address="Sheet1.N114:Sheet1.N114" chart:class="chart:line">
            <chart:data-point chart:repeated="16"/>
          </chart:series>
          <chart:series chart:style-name="ch14" chart:values-cell-range-address="Sheet1.O115:Sheet1.O130" chart:label-cell-address="Sheet1.O114:Sheet1.O11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Sheet1.J114:Sheet1.J114</svg:desc>
                </draw:g>
              </table:table-cell>
              <table:table-cell office:value-type="string">
                <text:p>lzma</text:p>
                <draw:g>
                  <svg:desc>Sheet1.K114:Sheet1.K114</svg:desc>
                </draw:g>
              </table:table-cell>
              <table:table-cell office:value-type="string">
                <text:p>gzip</text:p>
                <draw:g>
                  <svg:desc>Sheet1.L114:Sheet1.L114</svg:desc>
                </draw:g>
              </table:table-cell>
              <table:table-cell office:value-type="string">
                <text:p>lzo</text:p>
                <draw:g>
                  <svg:desc>Sheet1.M114:Sheet1.M114</svg:desc>
                </draw:g>
              </table:table-cell>
              <table:table-cell office:value-type="string">
                <text:p>LZ4</text:p>
                <draw:g>
                  <svg:desc>Sheet1.N114:Sheet1.N114</svg:desc>
                </draw:g>
              </table:table-cell>
              <table:table-cell office:value-type="string">
                <text:p>zstd</text:p>
                <draw:g>
                  <svg:desc>Sheet1.O114:Sheet1.O1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115:Sheet1.I130</svg:desc>
                </draw:g>
              </table:table-cell>
              <table:table-cell office:value-type="float" office:value="1">
                <text:p>1</text:p>
                <draw:g>
                  <svg:desc>Sheet1.J115:Sheet1.J130</svg:desc>
                </draw:g>
              </table:table-cell>
              <table:table-cell office:value-type="float" office:value="1">
                <text:p>1</text:p>
                <draw:g>
                  <svg:desc>Sheet1.K115:Sheet1.K130</svg:desc>
                </draw:g>
              </table:table-cell>
              <table:table-cell office:value-type="float" office:value="1">
                <text:p>1</text:p>
                <draw:g>
                  <svg:desc>Sheet1.L115:Sheet1.L130</svg:desc>
                </draw:g>
              </table:table-cell>
              <table:table-cell office:value-type="float" office:value="1">
                <text:p>1</text:p>
                <draw:g>
                  <svg:desc>Sheet1.M115:Sheet1.M130</svg:desc>
                </draw:g>
              </table:table-cell>
              <table:table-cell office:value-type="float" office:value="1">
                <text:p>1</text:p>
                <draw:g>
                  <svg:desc>Sheet1.N115:Sheet1.N130</svg:desc>
                </draw:g>
              </table:table-cell>
              <table:table-cell office:value-type="float" office:value="1">
                <text:p>1</text:p>
                <draw:g>
                  <svg:desc>Sheet1.O115:Sheet1.O1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34877856830277">
                <text:p>0.934877856830277</text:p>
              </table:table-cell>
              <table:table-cell office:value-type="float" office:value="0.94089727484912">
                <text:p>0.94089727484912</text:p>
              </table:table-cell>
              <table:table-cell office:value-type="float" office:value="0.952367662711908">
                <text:p>0.952367662711908</text:p>
              </table:table-cell>
              <table:table-cell office:value-type="float" office:value="0.950420661460548">
                <text:p>0.950420661460548</text:p>
              </table:table-cell>
              <table:table-cell office:value-type="float" office:value="0.805138607167005">
                <text:p>0.805138607167005</text:p>
              </table:table-cell>
              <table:table-cell office:value-type="float" office:value="0.882913131066479">
                <text:p>0.8829131310664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06272584906419">
                <text:p>0.906272584906419</text:p>
              </table:table-cell>
              <table:table-cell office:value-type="float" office:value="0.911238589764993">
                <text:p>0.911238589764993</text:p>
              </table:table-cell>
              <table:table-cell office:value-type="float" office:value="0.917529173603458">
                <text:p>0.917529173603458</text:p>
              </table:table-cell>
              <table:table-cell office:value-type="float" office:value="0.922041299968004">
                <text:p>0.922041299968004</text:p>
              </table:table-cell>
              <table:table-cell office:value-type="float" office:value="0.654034162684682">
                <text:p>0.654034162684682</text:p>
              </table:table-cell>
              <table:table-cell office:value-type="float" office:value="0.806929450163194">
                <text:p>0.8069294501631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74288349895872">
                <text:p>0.874288349895872</text:p>
              </table:table-cell>
              <table:table-cell office:value-type="float" office:value="0.878226704295368">
                <text:p>0.878226704295368</text:p>
              </table:table-cell>
              <table:table-cell office:value-type="float" office:value="0.897765024748083">
                <text:p>0.897765024748083</text:p>
              </table:table-cell>
              <table:table-cell office:value-type="float" office:value="0.894694643466394">
                <text:p>0.894694643466394</text:p>
              </table:table-cell>
              <table:table-cell office:value-type="float" office:value="0.507673942701228">
                <text:p>0.507673942701228</text:p>
              </table:table-cell>
              <table:table-cell office:value-type="float" office:value="0.729202379751941">
                <text:p>0.7292023797519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54667908807505">
                <text:p>0.854667908807505</text:p>
              </table:table-cell>
              <table:table-cell office:value-type="float" office:value="0.860049805306529">
                <text:p>0.860049805306529</text:p>
              </table:table-cell>
              <table:table-cell office:value-type="float" office:value="0.879625938525634">
                <text:p>0.879625938525634</text:p>
              </table:table-cell>
              <table:table-cell office:value-type="float" office:value="0.877064578165501">
                <text:p>0.877064578165501</text:p>
              </table:table-cell>
              <table:table-cell office:value-type="float" office:value="0.414263350147852">
                <text:p>0.414263350147852</text:p>
              </table:table-cell>
              <table:table-cell office:value-type="float" office:value="0.657185050550948">
                <text:p>0.6571850505509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38909367864687">
                <text:p>0.838909367864687</text:p>
              </table:table-cell>
              <table:table-cell office:value-type="float" office:value="0.842804482401215">
                <text:p>0.842804482401215</text:p>
              </table:table-cell>
              <table:table-cell office:value-type="float" office:value="0.860821945131305">
                <text:p>0.860821945131305</text:p>
              </table:table-cell>
              <table:table-cell office:value-type="float" office:value="0.860006821416625">
                <text:p>0.860006821416625</text:p>
              </table:table-cell>
              <table:table-cell office:value-type="float" office:value="0.334908313646079">
                <text:p>0.334908313646079</text:p>
              </table:table-cell>
              <table:table-cell office:value-type="float" office:value="0.576743629620768">
                <text:p>0.5767436296207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22640662762613">
                <text:p>0.822640662762613</text:p>
              </table:table-cell>
              <table:table-cell office:value-type="float" office:value="0.828498152840961">
                <text:p>0.828498152840961</text:p>
              </table:table-cell>
              <table:table-cell office:value-type="float" office:value="0.840666061295285">
                <text:p>0.840666061295285</text:p>
              </table:table-cell>
              <table:table-cell office:value-type="float" office:value="0.847969069320249">
                <text:p>0.847969069320249</text:p>
              </table:table-cell>
              <table:table-cell office:value-type="float" office:value="0.270839493256306">
                <text:p>0.270839493256306</text:p>
              </table:table-cell>
              <table:table-cell office:value-type="float" office:value="0.50003457336468">
                <text:p>0.500034573364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249394122993">
                <text:p>0.80249394122993</text:p>
              </table:table-cell>
              <table:table-cell office:value-type="float" office:value="0.807635071702631">
                <text:p>0.807635071702631</text:p>
              </table:table-cell>
              <table:table-cell office:value-type="float" office:value="0.82644521041723">
                <text:p>0.82644521041723</text:p>
              </table:table-cell>
              <table:table-cell office:value-type="float" office:value="0.831590953295054">
                <text:p>0.831590953295054</text:p>
              </table:table-cell>
              <table:table-cell office:value-type="float" office:value="0.232759968725567">
                <text:p>0.232759968725567</text:p>
              </table:table-cell>
              <table:table-cell office:value-type="float" office:value="0.460957419683835">
                <text:p>0.4609574196838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5961351659609">
                <text:p>0.75961351659609</text:p>
              </table:table-cell>
              <table:table-cell office:value-type="float" office:value="0.759916691470397">
                <text:p>0.759916691470397</text:p>
              </table:table-cell>
              <table:table-cell office:value-type="float" office:value="0.798555669839404">
                <text:p>0.798555669839404</text:p>
              </table:table-cell>
              <table:table-cell office:value-type="float" office:value="0.791335101679929">
                <text:p>0.791335101679929</text:p>
              </table:table-cell>
              <table:table-cell office:value-type="float" office:value="0.192033542976939">
                <text:p>0.192033542976939</text:p>
              </table:table-cell>
              <table:table-cell office:value-type="float" office:value="0.406064434617814">
                <text:p>0.4060644346178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18873940800141">
                <text:p>0.718873940800141</text:p>
              </table:table-cell>
              <table:table-cell office:value-type="float" office:value="0.723819866782508">
                <text:p>0.723819866782508</text:p>
              </table:table-cell>
              <table:table-cell office:value-type="float" office:value="0.777816355468388">
                <text:p>0.777816355468388</text:p>
              </table:table-cell>
              <table:table-cell office:value-type="float" office:value="0.756010955218143">
                <text:p>0.756010955218143</text:p>
              </table:table-cell>
              <table:table-cell office:value-type="float" office:value="0.16481660899654">
                <text:p>0.16481660899654</text:p>
              </table:table-cell>
              <table:table-cell office:value-type="float" office:value="0.354615667524825">
                <text:p>0.3546156675248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7726351097">
                <text:p>0.687726351097</text:p>
              </table:table-cell>
              <table:table-cell office:value-type="float" office:value="0.692991378404567">
                <text:p>0.692991378404567</text:p>
              </table:table-cell>
              <table:table-cell office:value-type="float" office:value="0.759168384755273">
                <text:p>0.759168384755273</text:p>
              </table:table-cell>
              <table:table-cell office:value-type="float" office:value="0.731655938819183">
                <text:p>0.731655938819183</text:p>
              </table:table-cell>
              <table:table-cell office:value-type="float" office:value="0.143250688705234">
                <text:p>0.143250688705234</text:p>
              </table:table-cell>
              <table:table-cell office:value-type="float" office:value="0.311273243801653">
                <text:p>0.3112732438016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3264629074621">
                <text:p>0.663264629074621</text:p>
              </table:table-cell>
              <table:table-cell office:value-type="float" office:value="0.666717911998428">
                <text:p>0.666717911998428</text:p>
              </table:table-cell>
              <table:table-cell office:value-type="float" office:value="0.741579109621925">
                <text:p>0.741579109621925</text:p>
              </table:table-cell>
              <table:table-cell office:value-type="float" office:value="0.708008445289213">
                <text:p>0.708008445289213</text:p>
              </table:table-cell>
              <table:table-cell office:value-type="float" office:value="0.122103277142037">
                <text:p>0.122103277142037</text:p>
              </table:table-cell>
              <table:table-cell office:value-type="float" office:value="0.278606102635229">
                <text:p>0.2786061026352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9424283824623">
                <text:p>0.639424283824623</text:p>
              </table:table-cell>
              <table:table-cell office:value-type="float" office:value="0.643789912645492">
                <text:p>0.643789912645492</text:p>
              </table:table-cell>
              <table:table-cell office:value-type="float" office:value="0.727742076269663">
                <text:p>0.727742076269663</text:p>
              </table:table-cell>
              <table:table-cell office:value-type="float" office:value="0.687819886235471">
                <text:p>0.687819886235471</text:p>
              </table:table-cell>
              <table:table-cell office:value-type="float" office:value="0.105238970588235">
                <text:p>0.105238970588235</text:p>
              </table:table-cell>
              <table:table-cell office:value-type="float" office:value="0.241593585567527">
                <text:p>0.2415935855675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8531793054737">
                <text:p>0.618531793054737</text:p>
              </table:table-cell>
              <table:table-cell office:value-type="float" office:value="0.623679589604038">
                <text:p>0.623679589604038</text:p>
              </table:table-cell>
              <table:table-cell office:value-type="float" office:value="0.694844906820975">
                <text:p>0.694844906820975</text:p>
              </table:table-cell>
              <table:table-cell office:value-type="float" office:value="0.665449461012201">
                <text:p>0.665449461012201</text:p>
              </table:table-cell>
              <table:table-cell office:value-type="float" office:value="0.0895904180083662">
                <text:p>0.0895904180083662</text:p>
              </table:table-cell>
              <table:table-cell office:value-type="float" office:value="0.195898630619404">
                <text:p>0.195898630619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97143372387248">
                <text:p>0.597143372387248</text:p>
              </table:table-cell>
              <table:table-cell office:value-type="float" office:value="0.602564419785749">
                <text:p>0.602564419785749</text:p>
              </table:table-cell>
              <table:table-cell office:value-type="float" office:value="0.670629098969402">
                <text:p>0.670629098969402</text:p>
              </table:table-cell>
              <table:table-cell office:value-type="float" office:value="0.643956043956044">
                <text:p>0.643956043956044</text:p>
              </table:table-cell>
              <table:table-cell office:value-type="float" office:value="0.077891156462585">
                <text:p>0.077891156462585</text:p>
              </table:table-cell>
              <table:table-cell office:value-type="float" office:value="0.168758204253085">
                <text:p>0.1687582042530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71207628946007">
                <text:p>0.571207628946007</text:p>
              </table:table-cell>
              <table:table-cell office:value-type="float" office:value="0.580954064555277">
                <text:p>0.580954064555277</text:p>
              </table:table-cell>
              <table:table-cell office:value-type="float" office:value="0.647959904618917">
                <text:p>0.647959904618917</text:p>
              </table:table-cell>
              <table:table-cell office:value-type="float" office:value="0.622156934075668">
                <text:p>0.622156934075668</text:p>
              </table:table-cell>
              <table:table-cell office:value-type="float" office:value="0.0678812477198103">
                <text:p>0.0678812477198103</text:p>
              </table:table-cell>
              <table:table-cell office:value-type="float" office:value="0.14026495461246">
                <text:p>0.140264954612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title svg:x="5.288cm" svg:y="0.316cm" chart:style-name="ch2">
          <text:p>Absolute Speedup vs Jobs</text:p>
        </chart:title>
        <chart:legend chart:legend-position="end" svg:x="13.923cm" svg:y="2.959cm" style:legend-expansion="high" chart:style-name="ch3"/>
        <chart:plot-area chart:style-name="ch4" table:cell-range-address="Sheet1.A134:Sheet1.G150" chart:data-source-has-labels="both" svg:x="1.331cm" svg:y="1.275cm" svg:width="12.272cm" svg:height="6.57cm">
          <chartooo:coordinate-region svg:x="1.767cm" svg:y="1.474cm" svg:width="11.464cm" svg:height="5.724cm"/>
          <chart:axis chart:dimension="x" chart:name="primary-x" chart:style-name="ch5" chartooo:axis-type="auto">
            <chartooo:date-scale/>
            <chart:title svg:x="6.272cm" svg:y="8.025cm" chart:style-name="ch6">
              <text:p>Number of Jobs</text:p>
            </chart:title>
            <chart:categories table:cell-range-address="Sheet1.A135:Sheet1.A150"/>
            <chart:grid chart:style-name="ch7" chart:class="major"/>
          </chart:axis>
          <chart:axis chart:dimension="y" chart:name="primary-y" chart:style-name="ch5">
            <chart:title svg:x="0.451cm" svg:y="5.953cm" chart:style-name="ch8">
              <text:p>Absolute Speedup</text:p>
            </chart:title>
            <chart:grid chart:style-name="ch7" chart:class="major"/>
          </chart:axis>
          <chart:series chart:style-name="ch9" chart:values-cell-range-address="Sheet1.B135:Sheet1.B150" chart:label-cell-address="Sheet1.B134:Sheet1.B134" chart:class="chart:line">
            <chart:data-point chart:repeated="16"/>
          </chart:series>
          <chart:series chart:style-name="ch10" chart:values-cell-range-address="Sheet1.C135:Sheet1.C150" chart:label-cell-address="Sheet1.C134:Sheet1.C134" chart:class="chart:line">
            <chart:data-point chart:repeated="16"/>
          </chart:series>
          <chart:series chart:style-name="ch11" chart:values-cell-range-address="Sheet1.D135:Sheet1.D150" chart:label-cell-address="Sheet1.D134:Sheet1.D134" chart:class="chart:line">
            <chart:data-point chart:repeated="16"/>
          </chart:series>
          <chart:series chart:style-name="ch12" chart:values-cell-range-address="Sheet1.E135:Sheet1.E150" chart:label-cell-address="Sheet1.E134:Sheet1.E134" chart:class="chart:line">
            <chart:data-point chart:repeated="16"/>
          </chart:series>
          <chart:series chart:style-name="ch13" chart:values-cell-range-address="Sheet1.F135:Sheet1.F150" chart:label-cell-address="Sheet1.F134:Sheet1.F134" chart:class="chart:line">
            <chart:data-point chart:repeated="16"/>
          </chart:series>
          <chart:series chart:style-name="ch14" chart:values-cell-range-address="Sheet1.G135:Sheet1.G150" chart:label-cell-address="Sheet1.G134:Sheet1.G13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Sheet1.B134:Sheet1.B134</svg:desc>
                </draw:g>
              </table:table-cell>
              <table:table-cell office:value-type="string">
                <text:p>lzma</text:p>
                <draw:g>
                  <svg:desc>Sheet1.C134:Sheet1.C134</svg:desc>
                </draw:g>
              </table:table-cell>
              <table:table-cell office:value-type="string">
                <text:p>gzip</text:p>
                <draw:g>
                  <svg:desc>Sheet1.D134:Sheet1.D134</svg:desc>
                </draw:g>
              </table:table-cell>
              <table:table-cell office:value-type="string">
                <text:p>lzo</text:p>
                <draw:g>
                  <svg:desc>Sheet1.E134:Sheet1.E134</svg:desc>
                </draw:g>
              </table:table-cell>
              <table:table-cell office:value-type="string">
                <text:p>LZ4</text:p>
                <draw:g>
                  <svg:desc>Sheet1.F134:Sheet1.F134</svg:desc>
                </draw:g>
              </table:table-cell>
              <table:table-cell office:value-type="string">
                <text:p>zstd</text:p>
                <draw:g>
                  <svg:desc>Sheet1.G134:Sheet1.G1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35:Sheet1.A150</svg:desc>
                </draw:g>
              </table:table-cell>
              <table:table-cell office:value-type="float" office:value="1">
                <text:p>1</text:p>
                <draw:g>
                  <svg:desc>Sheet1.B135:Sheet1.B150</svg:desc>
                </draw:g>
              </table:table-cell>
              <table:table-cell office:value-type="float" office:value="1.02206573709164">
                <text:p>1.02206573709164</text:p>
                <draw:g>
                  <svg:desc>Sheet1.C135:Sheet1.C150</svg:desc>
                </draw:g>
              </table:table-cell>
              <table:table-cell office:value-type="float" office:value="1.01645460926692">
                <text:p>1.01645460926692</text:p>
                <draw:g>
                  <svg:desc>Sheet1.D135:Sheet1.D150</svg:desc>
                </draw:g>
              </table:table-cell>
              <table:table-cell office:value-type="float" office:value="1.01987021818852">
                <text:p>1.01987021818852</text:p>
                <draw:g>
                  <svg:desc>Sheet1.E135:Sheet1.E150</svg:desc>
                </draw:g>
              </table:table-cell>
              <table:table-cell office:value-type="float" office:value="1.02107826671145">
                <text:p>1.02107826671145</text:p>
                <draw:g>
                  <svg:desc>Sheet1.F135:Sheet1.F150</svg:desc>
                </draw:g>
              </table:table-cell>
              <table:table-cell office:value-type="float" office:value="0.985030768167047">
                <text:p>0.985030768167047</text:p>
                <draw:g>
                  <svg:desc>Sheet1.G135:Sheet1.G1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6975571366055">
                <text:p>1.86975571366055</text:p>
              </table:table-cell>
              <table:table-cell office:value-type="float" office:value="1.92331773349237">
                <text:p>1.92331773349237</text:p>
              </table:table-cell>
              <table:table-cell office:value-type="float" office:value="1.93607700096057">
                <text:p>1.93607700096057</text:p>
              </table:table-cell>
              <table:table-cell office:value-type="float" office:value="1.93861145474929">
                <text:p>1.93861145474929</text:p>
              </table:table-cell>
              <table:table-cell office:value-type="float" office:value="1.64421906693712">
                <text:p>1.64421906693712</text:p>
              </table:table-cell>
              <table:table-cell office:value-type="float" office:value="1.73939319943837">
                <text:p>1.739393199438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71881775471926">
                <text:p>2.71881775471926</text:p>
              </table:table-cell>
              <table:table-cell office:value-type="float" office:value="2.79403722274352">
                <text:p>2.79403722274352</text:p>
              </table:table-cell>
              <table:table-cell office:value-type="float" office:value="2.79788027293831">
                <text:p>2.79788027293831</text:p>
              </table:table-cell>
              <table:table-cell office:value-type="float" office:value="2.82108738533158">
                <text:p>2.82108738533158</text:p>
              </table:table-cell>
              <table:table-cell office:value-type="float" office:value="2.00346020761246">
                <text:p>2.00346020761246</text:p>
              </table:table-cell>
              <table:table-cell office:value-type="float" office:value="2.38455100845259">
                <text:p>2.384551008452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9715339958349">
                <text:p>3.49715339958349</text:p>
              </table:table-cell>
              <table:table-cell office:value-type="float" office:value="3.59042169543684">
                <text:p>3.59042169543684</text:p>
              </table:table-cell>
              <table:table-cell office:value-type="float" office:value="3.65014958977528">
                <text:p>3.65014958977528</text:p>
              </table:table-cell>
              <table:table-cell office:value-type="float" office:value="3.64988968497669">
                <text:p>3.64988968497669</text:p>
              </table:table-cell>
              <table:table-cell office:value-type="float" office:value="2.07349931787176">
                <text:p>2.07349931787176</text:p>
              </table:table-cell>
              <table:table-cell office:value-type="float" office:value="2.87314712110517">
                <text:p>2.873147121105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27333954403752">
                <text:p>4.27333954403752</text:p>
              </table:table-cell>
              <table:table-cell office:value-type="float" office:value="4.39513719098071">
                <text:p>4.39513719098071</text:p>
              </table:table-cell>
              <table:table-cell office:value-type="float" office:value="4.47049919822561">
                <text:p>4.47049919822561</text:p>
              </table:table-cell>
              <table:table-cell office:value-type="float" office:value="4.47246021349536">
                <text:p>4.47246021349536</text:p>
              </table:table-cell>
              <table:table-cell office:value-type="float" office:value="2.11497651765524">
                <text:p>2.11497651765524</text:p>
              </table:table-cell>
              <table:table-cell office:value-type="float" office:value="3.2367374758605">
                <text:p>3.23673747586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03345620718812">
                <text:p>5.03345620718812</text:p>
              </table:table-cell>
              <table:table-cell office:value-type="float" office:value="5.16840950717724">
                <text:p>5.16840950717724</text:p>
              </table:table-cell>
              <table:table-cell office:value-type="float" office:value="5.24991860332099">
                <text:p>5.24991860332099</text:p>
              </table:table-cell>
              <table:table-cell office:value-type="float" office:value="5.26257206761073">
                <text:p>5.26257206761073</text:p>
              </table:table-cell>
              <table:table-cell office:value-type="float" office:value="2.05180560242997">
                <text:p>2.05180560242997</text:p>
              </table:table-cell>
              <table:table-cell office:value-type="float" office:value="3.40866132312478">
                <text:p>3.408661323124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75848463933829">
                <text:p>5.75848463933829</text:p>
              </table:table-cell>
              <table:table-cell office:value-type="float" office:value="5.92745702683724">
                <text:p>5.92745702683724</text:p>
              </table:table-cell>
              <table:table-cell office:value-type="float" office:value="5.98149225000501">
                <text:p>5.98149225000501</text:p>
              </table:table-cell>
              <table:table-cell office:value-type="float" office:value="6.05372879821332">
                <text:p>6.05372879821332</text:p>
              </table:table-cell>
              <table:table-cell office:value-type="float" office:value="1.9358382423181">
                <text:p>1.9358382423181</text:p>
              </table:table-cell>
              <table:table-cell office:value-type="float" office:value="3.44784607938045">
                <text:p>3.447846079380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41995152983944">
                <text:p>6.41995152983944</text:p>
              </table:table-cell>
              <table:table-cell office:value-type="float" office:value="6.6036490788865">
                <text:p>6.6036490788865</text:p>
              </table:table-cell>
              <table:table-cell office:value-type="float" office:value="6.7203523474813">
                <text:p>6.7203523474813</text:p>
              </table:table-cell>
              <table:table-cell office:value-type="float" office:value="6.78491877584501">
                <text:p>6.78491877584501</text:p>
              </table:table-cell>
              <table:table-cell office:value-type="float" office:value="1.90132916340891">
                <text:p>1.90132916340891</text:p>
              </table:table-cell>
              <table:table-cell office:value-type="float" office:value="3.63245792962774">
                <text:p>3.632457929627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83652164936481">
                <text:p>6.83652164936481</text:p>
              </table:table-cell>
              <table:table-cell office:value-type="float" office:value="6.99016332056341">
                <text:p>6.99016332056341</text:p>
              </table:table-cell>
              <table:table-cell office:value-type="float" office:value="7.30526032228045">
                <text:p>7.30526032228045</text:p>
              </table:table-cell>
              <table:table-cell office:value-type="float" office:value="7.2635319252949">
                <text:p>7.2635319252949</text:p>
              </table:table-cell>
              <table:table-cell office:value-type="float" office:value="1.76473149492017">
                <text:p>1.76473149492017</text:p>
              </table:table-cell>
              <table:table-cell office:value-type="float" office:value="3.59987365761213">
                <text:p>3.599873657612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18873940800141">
                <text:p>7.18873940800141</text:p>
              </table:table-cell>
              <table:table-cell office:value-type="float" office:value="7.3979148566464">
                <text:p>7.3979148566464</text:p>
              </table:table-cell>
              <table:table-cell office:value-type="float" office:value="7.9061501967904">
                <text:p>7.9061501967904</text:p>
              </table:table-cell>
              <table:table-cell office:value-type="float" office:value="7.7103305785124">
                <text:p>7.7103305785124</text:p>
              </table:table-cell>
              <table:table-cell office:value-type="float" office:value="1.68290657439446">
                <text:p>1.68290657439446</text:p>
              </table:table-cell>
              <table:table-cell office:value-type="float" office:value="3.49307343386049">
                <text:p>3.493073433860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564989862067">
                <text:p>7.564989862067</text:p>
              </table:table-cell>
              <table:table-cell office:value-type="float" office:value="7.7911101836394">
                <text:p>7.7911101836394</text:p>
              </table:table-cell>
              <table:table-cell office:value-type="float" office:value="8.48826224283641">
                <text:p>8.48826224283641</text:p>
              </table:table-cell>
              <table:table-cell office:value-type="float" office:value="8.20813512158692">
                <text:p>8.20813512158692</text:p>
              </table:table-cell>
              <table:table-cell office:value-type="float" office:value="1.60897181421199">
                <text:p>1.60897181421199</text:p>
              </table:table-cell>
              <table:table-cell office:value-type="float" office:value="3.3727509469697">
                <text:p>3.37275094696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95917554889545">
                <text:p>7.95917554889545</text:p>
              </table:table-cell>
              <table:table-cell office:value-type="float" office:value="8.17715440990649">
                <text:p>8.17715440990649</text:p>
              </table:table-cell>
              <table:table-cell office:value-type="float" office:value="9.04537804933517">
                <text:p>9.04537804933517</text:p>
              </table:table-cell>
              <table:table-cell office:value-type="float" office:value="8.6649207309171">
                <text:p>8.6649207309171</text:p>
              </table:table-cell>
              <table:table-cell office:value-type="float" office:value="1.49612403100775">
                <text:p>1.49612403100775</text:p>
              </table:table-cell>
              <table:table-cell office:value-type="float" office:value="3.29322699953768">
                <text:p>3.293226999537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3125156897201">
                <text:p>8.3125156897201</text:p>
              </table:table-cell>
              <table:table-cell office:value-type="float" office:value="8.55394295080234">
                <text:p>8.55394295080234</text:p>
              </table:table-cell>
              <table:table-cell office:value-type="float" office:value="9.6163182411631">
                <text:p>9.6163182411631</text:p>
              </table:table-cell>
              <table:table-cell office:value-type="float" office:value="9.11933122684185">
                <text:p>9.11933122684185</text:p>
              </table:table-cell>
              <table:table-cell office:value-type="float" office:value="1.39694393382353">
                <text:p>1.39694393382353</text:p>
              </table:table-cell>
              <table:table-cell office:value-type="float" office:value="3.09370249728556">
                <text:p>3.093702497285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65944510276631">
                <text:p>8.65944510276631</text:p>
              </table:table-cell>
              <table:table-cell office:value-type="float" office:value="8.92418155240731">
                <text:p>8.92418155240731</text:p>
              </table:table-cell>
              <table:table-cell office:value-type="float" office:value="9.88789631569352">
                <text:p>9.88789631569352</text:p>
              </table:table-cell>
              <table:table-cell office:value-type="float" office:value="9.50140921794325">
                <text:p>9.50140921794325</text:p>
              </table:table-cell>
              <table:table-cell office:value-type="float" office:value="1.28070360227512">
                <text:p>1.28070360227512</text:p>
              </table:table-cell>
              <table:table-cell office:value-type="float" office:value="2.70152650042666">
                <text:p>2.701526500426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95715058580872">
                <text:p>8.95715058580872</text:p>
              </table:table-cell>
              <table:table-cell office:value-type="float" office:value="9.2379067178028">
                <text:p>9.2379067178028</text:p>
              </table:table-cell>
              <table:table-cell office:value-type="float" office:value="10.2249605813395">
                <text:p>10.2249605813395</text:p>
              </table:table-cell>
              <table:table-cell office:value-type="float" office:value="9.85127386579901">
                <text:p>9.85127386579901</text:p>
              </table:table-cell>
              <table:table-cell office:value-type="float" office:value="1.19299450549451">
                <text:p>1.19299450549451</text:p>
              </table:table-cell>
              <table:table-cell office:value-type="float" office:value="2.49348035354861">
                <text:p>2.493480353548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13932206313611">
                <text:p>9.13932206313611</text:p>
              </table:table-cell>
              <table:table-cell office:value-type="float" office:value="9.50037190729721">
                <text:p>9.50037190729721</text:p>
              </table:table-cell>
              <table:table-cell office:value-type="float" office:value="10.5379493067208">
                <text:p>10.5379493067208</text:p>
              </table:table-cell>
              <table:table-cell office:value-type="float" office:value="10.152309249652">
                <text:p>10.152309249652</text:p>
              </table:table-cell>
              <table:table-cell office:value-type="float" office:value="1.10899306822328">
                <text:p>1.10899306822328</text:p>
              </table:table-cell>
              <table:table-cell office:value-type="float" office:value="2.21064473582124">
                <text:p>2.210644735821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title svg:x="5.169cm" svg:y="0.316cm" chart:style-name="ch2">
          <text:p>Absolute Efficiency vs Jobs</text:p>
        </chart:title>
        <chart:legend chart:legend-position="end" svg:x="13.923cm" svg:y="2.959cm" style:legend-expansion="high" chart:style-name="ch3"/>
        <chart:plot-area chart:style-name="ch4" table:cell-range-address="Sheet1.I134:Sheet1.O150" chart:data-source-has-labels="both" svg:x="1.331cm" svg:y="1.275cm" svg:width="12.272cm" svg:height="6.57cm">
          <chartooo:coordinate-region svg:x="2.058cm" svg:y="1.475cm" svg:width="11.358cm" svg:height="5.723cm"/>
          <chart:axis chart:dimension="x" chart:name="primary-x" chart:style-name="ch5" chartooo:axis-type="auto">
            <chartooo:date-scale/>
            <chart:title svg:x="6.272cm" svg:y="8.025cm" chart:style-name="ch6">
              <text:p>Number of Jobs</text:p>
            </chart:title>
            <chart:categories table:cell-range-address="Sheet1.I135:Sheet1.I150"/>
            <chart:grid chart:style-name="ch7" chart:class="major"/>
          </chart:axis>
          <chart:axis chart:dimension="y" chart:name="primary-y" chart:style-name="ch5">
            <chart:title svg:x="0.451cm" svg:y="5.98cm" chart:style-name="ch8">
              <text:p>Absolute Efficiency</text:p>
            </chart:title>
            <chart:grid chart:style-name="ch7" chart:class="major"/>
          </chart:axis>
          <chart:series chart:style-name="ch9" chart:values-cell-range-address="Sheet1.J135:Sheet1.J150" chart:label-cell-address="Sheet1.J134:Sheet1.J134" chart:class="chart:line">
            <chart:data-point chart:repeated="16"/>
          </chart:series>
          <chart:series chart:style-name="ch10" chart:values-cell-range-address="Sheet1.K135:Sheet1.K150" chart:label-cell-address="Sheet1.K134:Sheet1.K134" chart:class="chart:line">
            <chart:data-point chart:repeated="16"/>
          </chart:series>
          <chart:series chart:style-name="ch11" chart:values-cell-range-address="Sheet1.L135:Sheet1.L150" chart:label-cell-address="Sheet1.L134:Sheet1.L134" chart:class="chart:line">
            <chart:data-point chart:repeated="16"/>
          </chart:series>
          <chart:series chart:style-name="ch12" chart:values-cell-range-address="Sheet1.M135:Sheet1.M150" chart:label-cell-address="Sheet1.M134:Sheet1.M134" chart:class="chart:line">
            <chart:data-point chart:repeated="16"/>
          </chart:series>
          <chart:series chart:style-name="ch13" chart:values-cell-range-address="Sheet1.N135:Sheet1.N150" chart:label-cell-address="Sheet1.N134:Sheet1.N134" chart:class="chart:line">
            <chart:data-point chart:repeated="16"/>
          </chart:series>
          <chart:series chart:style-name="ch14" chart:values-cell-range-address="Sheet1.O135:Sheet1.O150" chart:label-cell-address="Sheet1.O134:Sheet1.O13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Sheet1.J134:Sheet1.J134</svg:desc>
                </draw:g>
              </table:table-cell>
              <table:table-cell office:value-type="string">
                <text:p>lzma</text:p>
                <draw:g>
                  <svg:desc>Sheet1.K134:Sheet1.K134</svg:desc>
                </draw:g>
              </table:table-cell>
              <table:table-cell office:value-type="string">
                <text:p>gzip</text:p>
                <draw:g>
                  <svg:desc>Sheet1.L134:Sheet1.L134</svg:desc>
                </draw:g>
              </table:table-cell>
              <table:table-cell office:value-type="string">
                <text:p>lzo</text:p>
                <draw:g>
                  <svg:desc>Sheet1.M134:Sheet1.M134</svg:desc>
                </draw:g>
              </table:table-cell>
              <table:table-cell office:value-type="string">
                <text:p>LZ4</text:p>
                <draw:g>
                  <svg:desc>Sheet1.N134:Sheet1.N134</svg:desc>
                </draw:g>
              </table:table-cell>
              <table:table-cell office:value-type="string">
                <text:p>zstd</text:p>
                <draw:g>
                  <svg:desc>Sheet1.O134:Sheet1.O1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135:Sheet1.I150</svg:desc>
                </draw:g>
              </table:table-cell>
              <table:table-cell office:value-type="float" office:value="1">
                <text:p>1</text:p>
                <draw:g>
                  <svg:desc>Sheet1.J135:Sheet1.J150</svg:desc>
                </draw:g>
              </table:table-cell>
              <table:table-cell office:value-type="float" office:value="1.02206573709164">
                <text:p>1.02206573709164</text:p>
                <draw:g>
                  <svg:desc>Sheet1.K135:Sheet1.K150</svg:desc>
                </draw:g>
              </table:table-cell>
              <table:table-cell office:value-type="float" office:value="1.01645460926692">
                <text:p>1.01645460926692</text:p>
                <draw:g>
                  <svg:desc>Sheet1.L135:Sheet1.L150</svg:desc>
                </draw:g>
              </table:table-cell>
              <table:table-cell office:value-type="float" office:value="1.01987021818852">
                <text:p>1.01987021818852</text:p>
                <draw:g>
                  <svg:desc>Sheet1.M135:Sheet1.M150</svg:desc>
                </draw:g>
              </table:table-cell>
              <table:table-cell office:value-type="float" office:value="1.02107826671145">
                <text:p>1.02107826671145</text:p>
                <draw:g>
                  <svg:desc>Sheet1.N135:Sheet1.N150</svg:desc>
                </draw:g>
              </table:table-cell>
              <table:table-cell office:value-type="float" office:value="0.985030768167047">
                <text:p>0.985030768167047</text:p>
                <draw:g>
                  <svg:desc>Sheet1.O135:Sheet1.O1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34877856830277">
                <text:p>0.934877856830277</text:p>
              </table:table-cell>
              <table:table-cell office:value-type="float" office:value="0.961658866746185">
                <text:p>0.961658866746185</text:p>
              </table:table-cell>
              <table:table-cell office:value-type="float" office:value="0.968038500480282">
                <text:p>0.968038500480282</text:p>
              </table:table-cell>
              <table:table-cell office:value-type="float" office:value="0.969305727374647">
                <text:p>0.969305727374647</text:p>
              </table:table-cell>
              <table:table-cell office:value-type="float" office:value="0.82210953346856">
                <text:p>0.82210953346856</text:p>
              </table:table-cell>
              <table:table-cell office:value-type="float" office:value="0.869696599719187">
                <text:p>0.8696965997191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06272584906419">
                <text:p>0.906272584906419</text:p>
              </table:table-cell>
              <table:table-cell office:value-type="float" office:value="0.931345740914507">
                <text:p>0.931345740914507</text:p>
              </table:table-cell>
              <table:table-cell office:value-type="float" office:value="0.932626757646102">
                <text:p>0.932626757646102</text:p>
              </table:table-cell>
              <table:table-cell office:value-type="float" office:value="0.940362461777195">
                <text:p>0.940362461777195</text:p>
              </table:table-cell>
              <table:table-cell office:value-type="float" office:value="0.667820069204152">
                <text:p>0.667820069204152</text:p>
              </table:table-cell>
              <table:table-cell office:value-type="float" office:value="0.794850336150863">
                <text:p>0.7948503361508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74288349895872">
                <text:p>0.874288349895872</text:p>
              </table:table-cell>
              <table:table-cell office:value-type="float" office:value="0.89760542385921">
                <text:p>0.89760542385921</text:p>
              </table:table-cell>
              <table:table-cell office:value-type="float" office:value="0.91253739744382">
                <text:p>0.91253739744382</text:p>
              </table:table-cell>
              <table:table-cell office:value-type="float" office:value="0.912472421244171">
                <text:p>0.912472421244171</text:p>
              </table:table-cell>
              <table:table-cell office:value-type="float" office:value="0.51837482946794">
                <text:p>0.51837482946794</text:p>
              </table:table-cell>
              <table:table-cell office:value-type="float" office:value="0.718286780276293">
                <text:p>0.7182867802762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54667908807505">
                <text:p>0.854667908807505</text:p>
              </table:table-cell>
              <table:table-cell office:value-type="float" office:value="0.879027438196142">
                <text:p>0.879027438196142</text:p>
              </table:table-cell>
              <table:table-cell office:value-type="float" office:value="0.894099839645121">
                <text:p>0.894099839645121</text:p>
              </table:table-cell>
              <table:table-cell office:value-type="float" office:value="0.894492042699072">
                <text:p>0.894492042699072</text:p>
              </table:table-cell>
              <table:table-cell office:value-type="float" office:value="0.422995303531049">
                <text:p>0.422995303531049</text:p>
              </table:table-cell>
              <table:table-cell office:value-type="float" office:value="0.6473474951721">
                <text:p>0.64734749517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38909367864687">
                <text:p>0.838909367864687</text:p>
              </table:table-cell>
              <table:table-cell office:value-type="float" office:value="0.86140158452954">
                <text:p>0.86140158452954</text:p>
              </table:table-cell>
              <table:table-cell office:value-type="float" office:value="0.874986433886831">
                <text:p>0.874986433886831</text:p>
              </table:table-cell>
              <table:table-cell office:value-type="float" office:value="0.877095344601789">
                <text:p>0.877095344601789</text:p>
              </table:table-cell>
              <table:table-cell office:value-type="float" office:value="0.341967600404995">
                <text:p>0.341967600404995</text:p>
              </table:table-cell>
              <table:table-cell office:value-type="float" office:value="0.568110220520796">
                <text:p>0.5681102205207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22640662762613">
                <text:p>0.822640662762613</text:p>
              </table:table-cell>
              <table:table-cell office:value-type="float" office:value="0.846779575262462">
                <text:p>0.846779575262462</text:p>
              </table:table-cell>
              <table:table-cell office:value-type="float" office:value="0.854498892857859">
                <text:p>0.854498892857859</text:p>
              </table:table-cell>
              <table:table-cell office:value-type="float" office:value="0.864818399744759">
                <text:p>0.864818399744759</text:p>
              </table:table-cell>
              <table:table-cell office:value-type="float" office:value="0.276548320331157">
                <text:p>0.276548320331157</text:p>
              </table:table-cell>
              <table:table-cell office:value-type="float" office:value="0.492549439911492">
                <text:p>0.4925494399114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249394122993">
                <text:p>0.80249394122993</text:p>
              </table:table-cell>
              <table:table-cell office:value-type="float" office:value="0.825456134860812">
                <text:p>0.825456134860812</text:p>
              </table:table-cell>
              <table:table-cell office:value-type="float" office:value="0.840044043435163">
                <text:p>0.840044043435163</text:p>
              </table:table-cell>
              <table:table-cell office:value-type="float" office:value="0.848114846980626">
                <text:p>0.848114846980626</text:p>
              </table:table-cell>
              <table:table-cell office:value-type="float" office:value="0.237666145426114">
                <text:p>0.237666145426114</text:p>
              </table:table-cell>
              <table:table-cell office:value-type="float" office:value="0.454057241203468">
                <text:p>0.4540572412034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5961351659609">
                <text:p>0.75961351659609</text:p>
              </table:table-cell>
              <table:table-cell office:value-type="float" office:value="0.776684813395935">
                <text:p>0.776684813395935</text:p>
              </table:table-cell>
              <table:table-cell office:value-type="float" office:value="0.811695591364495">
                <text:p>0.811695591364495</text:p>
              </table:table-cell>
              <table:table-cell office:value-type="float" office:value="0.807059102810544">
                <text:p>0.807059102810544</text:p>
              </table:table-cell>
              <table:table-cell office:value-type="float" office:value="0.196081277213353">
                <text:p>0.196081277213353</text:p>
              </table:table-cell>
              <table:table-cell office:value-type="float" office:value="0.399985961956903">
                <text:p>0.3999859619569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18873940800141">
                <text:p>0.718873940800141</text:p>
              </table:table-cell>
              <table:table-cell office:value-type="float" office:value="0.73979148566464">
                <text:p>0.73979148566464</text:p>
              </table:table-cell>
              <table:table-cell office:value-type="float" office:value="0.790615019679039">
                <text:p>0.790615019679039</text:p>
              </table:table-cell>
              <table:table-cell office:value-type="float" office:value="0.77103305785124">
                <text:p>0.77103305785124</text:p>
              </table:table-cell>
              <table:table-cell office:value-type="float" office:value="0.168290657439446">
                <text:p>0.168290657439446</text:p>
              </table:table-cell>
              <table:table-cell office:value-type="float" office:value="0.349307343386049">
                <text:p>0.3493073433860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7726351097">
                <text:p>0.687726351097</text:p>
              </table:table-cell>
              <table:table-cell office:value-type="float" office:value="0.708282743967218">
                <text:p>0.708282743967218</text:p>
              </table:table-cell>
              <table:table-cell office:value-type="float" office:value="0.771660203894219">
                <text:p>0.771660203894219</text:p>
              </table:table-cell>
              <table:table-cell office:value-type="float" office:value="0.746194101962448">
                <text:p>0.746194101962448</text:p>
              </table:table-cell>
              <table:table-cell office:value-type="float" office:value="0.146270164928363">
                <text:p>0.146270164928363</text:p>
              </table:table-cell>
              <table:table-cell office:value-type="float" office:value="0.306613722451791">
                <text:p>0.30661372245179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3264629074621">
                <text:p>0.663264629074621</text:p>
              </table:table-cell>
              <table:table-cell office:value-type="float" office:value="0.681429534158875">
                <text:p>0.681429534158875</text:p>
              </table:table-cell>
              <table:table-cell office:value-type="float" office:value="0.753781504111264">
                <text:p>0.753781504111264</text:p>
              </table:table-cell>
              <table:table-cell office:value-type="float" office:value="0.722076727576425">
                <text:p>0.722076727576425</text:p>
              </table:table-cell>
              <table:table-cell office:value-type="float" office:value="0.124677002583979">
                <text:p>0.124677002583979</text:p>
              </table:table-cell>
              <table:table-cell office:value-type="float" office:value="0.274435583294807">
                <text:p>0.2744355832948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9424283824623">
                <text:p>0.639424283824623</text:p>
              </table:table-cell>
              <table:table-cell office:value-type="float" office:value="0.65799561160018">
                <text:p>0.65799561160018</text:p>
              </table:table-cell>
              <table:table-cell office:value-type="float" office:value="0.739716787781777">
                <text:p>0.739716787781777</text:p>
              </table:table-cell>
              <table:table-cell office:value-type="float" office:value="0.701487017449373">
                <text:p>0.701487017449373</text:p>
              </table:table-cell>
              <table:table-cell office:value-type="float" office:value="0.107457225678733">
                <text:p>0.107457225678733</text:p>
              </table:table-cell>
              <table:table-cell office:value-type="float" office:value="0.237977115175812">
                <text:p>0.2379771151758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8531793054737">
                <text:p>0.618531793054737</text:p>
              </table:table-cell>
              <table:table-cell office:value-type="float" office:value="0.637441539457665">
                <text:p>0.637441539457665</text:p>
              </table:table-cell>
              <table:table-cell office:value-type="float" office:value="0.706278308263823">
                <text:p>0.706278308263823</text:p>
              </table:table-cell>
              <table:table-cell office:value-type="float" office:value="0.678672086995946">
                <text:p>0.678672086995946</text:p>
              </table:table-cell>
              <table:table-cell office:value-type="float" office:value="0.0914788287339372">
                <text:p>0.0914788287339372</text:p>
              </table:table-cell>
              <table:table-cell office:value-type="float" office:value="0.192966178601904">
                <text:p>0.1929661786019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97143372387248">
                <text:p>0.597143372387248</text:p>
              </table:table-cell>
              <table:table-cell office:value-type="float" office:value="0.61586044785352">
                <text:p>0.61586044785352</text:p>
              </table:table-cell>
              <table:table-cell office:value-type="float" office:value="0.68166403875597">
                <text:p>0.68166403875597</text:p>
              </table:table-cell>
              <table:table-cell office:value-type="float" office:value="0.656751591053267">
                <text:p>0.656751591053267</text:p>
              </table:table-cell>
              <table:table-cell office:value-type="float" office:value="0.079532967032967">
                <text:p>0.079532967032967</text:p>
              </table:table-cell>
              <table:table-cell office:value-type="float" office:value="0.166232023569908">
                <text:p>0.1662320235699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71207628946007">
                <text:p>0.571207628946007</text:p>
              </table:table-cell>
              <table:table-cell office:value-type="float" office:value="0.593773244206076">
                <text:p>0.593773244206076</text:p>
              </table:table-cell>
              <table:table-cell office:value-type="float" office:value="0.658621831670052">
                <text:p>0.658621831670052</text:p>
              </table:table-cell>
              <table:table-cell office:value-type="float" office:value="0.634519328103252">
                <text:p>0.634519328103252</text:p>
              </table:table-cell>
              <table:table-cell office:value-type="float" office:value="0.0693120667639548">
                <text:p>0.0693120667639548</text:p>
              </table:table-cell>
              <table:table-cell office:value-type="float" office:value="0.138165295988828">
                <text:p>0.1381652959888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251cm" svg:y="0.316cm" chart:style-name="ch2">
          <text:p>Compression Ratio (Higher is Better)</text:p>
        </chart:title>
        <chart:plot-area chart:style-name="ch3" table:cell-range-address="Sheet1.I93:Sheet1.I99 Sheet1.K93:Sheet1.K99" chart:data-source-has-labels="column" svg:x="0.319cm" svg:y="1.275cm" svg:width="15.36cm" svg:height="7.55cm">
          <chartooo:coordinate-region svg:x="1.046cm" svg:y="1.474cm" svg:width="14.633cm" svg:height="6.704cm"/>
          <chart:axis chart:dimension="x" chart:name="primary-x" chart:style-name="ch4" chartooo:axis-type="auto">
            <chartooo:date-scale/>
            <chart:categories table:cell-range-address="Sheet1.I93:Sheet1.I9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K93:Sheet1.K9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Raw Tarball</text:p>
                <draw:g>
                  <svg:desc>Sheet1.I93:Sheet1.I99</svg:desc>
                </draw:g>
              </table:table-cell>
              <table:table-cell office:value-type="float" office:value="1">
                <text:p>1</text:p>
                <draw:g>
                  <svg:desc>Sheet1.K93:Sheet1.K99</svg:desc>
                </draw:g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3.3396374050644">
                <text:p>3.3396374050644</text:p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3.33375493204735">
                <text:p>3.33375493204735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2.83582923530552">
                <text:p>2.83582923530552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2.76246139178478">
                <text:p>2.76246139178478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2.56518236241297">
                <text:p>2.56518236241297</text:p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2.07233371042231">
                <text:p>2.072333710422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5cm" svg:height="9.005cm" xlink:href=".." xlink:type="simple" chart:class="chart:bar" chart:style-name="ch1">
        <chart:title svg:x="3.762cm" svg:y="0.316cm" chart:style-name="ch2">
          <text:p>Compressor Throughput (Higher is Better)</text:p>
        </chart:title>
        <chart:plot-area chart:style-name="ch3" table:cell-range-address="Sheet1.I94:Sheet1.I99 Sheet1.L94:Sheet1.L99" chart:data-source-has-labels="column" svg:x="1.331cm" svg:y="1.275cm" svg:width="14.374cm" svg:height="7.55cm">
          <chartooo:coordinate-region svg:x="3.434cm" svg:y="1.474cm" svg:width="12.271cm" svg:height="6.704cm"/>
          <chart:axis chart:dimension="x" chart:name="primary-x" chart:style-name="ch4" chartooo:axis-type="auto">
            <chartooo:date-scale/>
            <chart:categories table:cell-range-address="Sheet1.I94:Sheet1.I99"/>
            <chart:grid chart:style-name="ch5" chart:class="major"/>
          </chart:axis>
          <chart:axis chart:dimension="y" chart:name="primary-y" chart:style-name="ch6">
            <chart:title svg:x="0.451cm" svg:y="6.377cm" chart:style-name="ch7">
              <text:p>Bytes per Second</text:p>
            </chart:title>
            <chart:grid chart:style-name="ch5" chart:class="major"/>
          </chart:axis>
          <chart:series chart:style-name="ch8" chart:values-cell-range-address="Sheet1.L94:Sheet1.L9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XZ</text:p>
                <draw:g>
                  <svg:desc>Sheet1.I94:Sheet1.I99</svg:desc>
                </draw:g>
              </table:table-cell>
              <table:table-cell office:value-type="float" office:value="60446077.9023633">
                <text:p>60446077.9023633</text:p>
                <draw:g>
                  <svg:desc>Sheet1.L94:Sheet1.L99</svg:desc>
                </draw:g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68588692.7654244">
                <text:p>68588692.7654244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123785538.673496">
                <text:p>123785538.673496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893436801.63182">
                <text:p>893436801.63182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88676683.1836012">
                <text:p>88676683.1836012</text:p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1219015180.3792">
                <text:p>1219015180.37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